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39"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0"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1"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2"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4"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5"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46"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47"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48"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49"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0"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1"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3"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4"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1"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2"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3"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4"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65"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67"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02"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03"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06"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11"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12"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13"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15"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1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7"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18"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19" style:family="paragraph" style:parent-style-name="Preformatted_20_Text">
      <style:text-properties style:font-name="Times New Roman" fo:font-size="10.5pt" officeooo:rsid="00762403" officeooo:paragraph-rsid="00762403" style:font-size-asian="9.14999961853027pt" style:font-size-complex="10.5pt"/>
    </style:style>
    <style:style style:name="P120"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21"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22"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23"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24"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25"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26"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27"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28"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29"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30"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31"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3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33" style:family="paragraph" style:parent-style-name="Preformatted_20_Text">
      <style:paragraph-properties fo:text-align="justify" style:justify-single-word="false"/>
      <style:text-properties officeooo:paragraph-rsid="00709a3a"/>
    </style:style>
    <style:style style:name="P134" style:family="paragraph" style:parent-style-name="Preformatted_20_Text">
      <style:paragraph-properties fo:text-align="justify" style:justify-single-word="false"/>
      <style:text-properties officeooo:paragraph-rsid="0072cd0d"/>
    </style:style>
    <style:style style:name="P135" style:family="paragraph" style:parent-style-name="Preformatted_20_Text">
      <style:paragraph-properties fo:text-align="justify" style:justify-single-word="false"/>
      <style:text-properties officeooo:paragraph-rsid="007393c0"/>
    </style:style>
    <style:style style:name="P136" style:family="paragraph" style:parent-style-name="Preformatted_20_Text">
      <style:paragraph-properties fo:text-align="justify" style:justify-single-word="false"/>
      <style:text-properties officeooo:paragraph-rsid="0075509f"/>
    </style:style>
    <style:style style:name="P137" style:family="paragraph" style:parent-style-name="Preformatted_20_Text">
      <style:paragraph-properties fo:text-align="justify" style:justify-single-word="false"/>
      <style:text-properties officeooo:paragraph-rsid="008baf01"/>
    </style:style>
    <style:style style:name="P138" style:family="paragraph" style:parent-style-name="Preformatted_20_Text">
      <style:paragraph-properties fo:text-align="justify" style:justify-single-word="false"/>
      <style:text-properties officeooo:paragraph-rsid="008d2b0b"/>
    </style:style>
    <style:style style:name="P139"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40"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41" style:family="paragraph" style:parent-style-name="Preformatted_20_Text">
      <style:text-properties style:font-name="Grand Cru" fo:font-size="9pt" officeooo:rsid="00762403" officeooo:paragraph-rsid="00762403" style:font-size-asian="7.84999990463257pt" style:font-size-complex="9pt"/>
    </style:style>
    <style:style style:name="P142"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43"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44"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45"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46"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47"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48" style:family="paragraph" style:parent-style-name="Preformatted_20_Text">
      <style:text-properties style:font-name="Grand Cru" fo:font-size="9pt" officeooo:rsid="007b2164" officeooo:paragraph-rsid="007b2164" style:font-size-asian="9pt" style:font-size-complex="9pt"/>
    </style:style>
    <style:style style:name="P149"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50"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51"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52"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53"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54" style:family="paragraph" style:parent-style-name="Preformatted_20_Text">
      <style:paragraph-properties fo:text-align="justify" style:justify-single-word="false"/>
      <style:text-properties officeooo:rsid="007393c0" officeooo:paragraph-rsid="007393c0"/>
    </style:style>
    <style:style style:name="P155" style:family="paragraph" style:parent-style-name="Preformatted_20_Text">
      <style:text-properties officeooo:rsid="00762403" officeooo:paragraph-rsid="00762403"/>
    </style:style>
    <style:style style:name="P156" style:family="paragraph" style:parent-style-name="Preformatted_20_Text">
      <style:paragraph-properties fo:text-align="justify" style:justify-single-word="false"/>
      <style:text-properties officeooo:rsid="008d2b0b" officeooo:paragraph-rsid="008d2b0b"/>
    </style:style>
    <style:style style:name="P157"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58"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59"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2ea2b" style:font-size-asian="7.84999990463257pt" style:font-style-asian="normal" style:font-weight-asian="normal" style:font-size-complex="9pt" style:font-style-complex="normal" style:font-weight-complex="normal"/>
    </style:style>
    <style:style style:name="P160"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61" style:family="paragraph" style:parent-style-name="Index_20_1">
      <style:paragraph-properties>
        <style:tab-stops>
          <style:tab-stop style:position="17cm" style:type="right" style:leader-style="dotted" style:leader-text="."/>
        </style:tab-stops>
      </style:paragraph-properties>
    </style:style>
    <style:style style:name="P162" style:family="paragraph" style:parent-style-name="Index_20_2">
      <style:paragraph-properties>
        <style:tab-stops>
          <style:tab-stop style:position="16.501cm" style:type="right" style:leader-style="dotted" style:leader-text="."/>
        </style:tab-stops>
      </style:paragraph-properties>
    </style:style>
    <style:style style:name="P163" style:family="paragraph" style:parent-style-name="Index_20_3">
      <style:paragraph-properties>
        <style:tab-stops>
          <style:tab-stop style:position="16.002cm" style:type="right" style:leader-style="dotted" style:leader-text="."/>
        </style:tab-stops>
      </style:paragraph-properties>
    </style:style>
    <style:style style:name="P164" style:family="paragraph" style:parent-style-name="Index_20_Separator">
      <style:paragraph-properties>
        <style:tab-stops/>
      </style:paragraph-properties>
    </style:style>
    <style:style style:name="P165"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66"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67"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68"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169"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170"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171"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72"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73" style:family="paragraph" style:parent-style-name="Standard" style:list-style-name="L6">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74" style:family="paragraph" style:parent-style-name="Standard" style:list-style-name="L7">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175" style:family="paragraph" style:parent-style-name="Standard" style:list-style-name="L7">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176" style:family="paragraph" style:parent-style-name="Standard" style:list-style-name="L7">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177" style:family="paragraph" style:parent-style-name="Standard" style:list-style-name="L7">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78"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79"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180" style:family="paragraph" style:parent-style-name="Standard" style:list-style-name="L6">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181" style:family="paragraph" style:parent-style-name="Standard" style:list-style-name="L7">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182" style:family="paragraph" style:parent-style-name="Standard" style:list-style-name="L7">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183" style:family="paragraph" style:parent-style-name="Standard" style:list-style-name="L8">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184" style:family="paragraph" style:parent-style-name="Standard" style:list-style-name="L9">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185" style:family="paragraph" style:parent-style-name="Standard" style:list-style-name="L9">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186" style:family="paragraph" style:parent-style-name="Standard" style:list-style-name="L9">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187" style:family="paragraph" style:parent-style-name="Standard" style:list-style-name="L9">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188" style:family="paragraph" style:parent-style-name="Standard" style:list-style-name="L10">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189" style:family="paragraph" style:parent-style-name="Standard" style:list-style-name="L10">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190" style:family="paragraph" style:parent-style-name="Standard" style:list-style-name="L10">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191" style:family="paragraph" style:parent-style-name="Standard" style:list-style-name="L11">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192"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193"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194" style:family="paragraph" style:parent-style-name="Standard" style:list-style-name="L13">
      <style:paragraph-properties fo:text-align="justify" style:justify-single-word="false"/>
      <style:text-properties style:font-name="Times New Roman" fo:font-size="10.5pt" fo:font-weight="bold" officeooo:paragraph-rsid="00d8c038"/>
    </style:style>
    <style:style style:name="P195" style:family="paragraph" style:parent-style-name="Standard">
      <style:paragraph-properties fo:text-align="justify" style:justify-single-word="false"/>
      <style:text-properties style:font-name="Times New Roman" fo:font-size="10.5pt" fo:font-weight="bold" officeooo:paragraph-rsid="00d8c038"/>
    </style:style>
    <style:style style:name="P196"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197"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198"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199"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00"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01"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02"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07" style:family="paragraph" style:parent-style-name="Standard">
      <style:paragraph-properties fo:text-align="justify" style:justify-single-word="false"/>
      <style:text-properties style:font-name="Grand Cru" fo:font-size="9pt" fo:font-style="normal" fo:font-weight="normal" officeooo:rsid="00dbe206" officeooo:paragraph-rsid="00dbe206" style:font-size-asian="7.84999990463257pt" style:font-style-asian="normal" style:font-weight-asian="normal" style:font-size-complex="9pt" style:font-style-complex="normal" style:font-weight-complex="normal"/>
    </style:style>
    <style:style style:name="P208" style:family="paragraph" style:parent-style-name="Standard">
      <style:paragraph-properties fo:text-align="justify" style:justify-single-word="false"/>
      <style:text-properties style:font-name="Grand Cru" fo:font-size="9pt" fo:font-style="normal" fo:font-weight="normal" officeooo:rsid="00dea6aa" officeooo:paragraph-rsid="00dea6aa" style:font-size-asian="7.84999990463257pt" style:font-style-asian="normal" style:font-weight-asian="normal" style:font-size-complex="9pt" style:font-style-complex="normal" style:font-weight-complex="normal"/>
    </style:style>
    <style:style style:name="P209"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210" style:family="paragraph" style:parent-style-name="Standard">
      <style:paragraph-properties fo:text-align="justify" style:justify-single-word="false"/>
      <style:text-properties style:font-name="Grand Cru" fo:font-size="9pt" fo:font-style="normal" fo:font-weight="normal" officeooo:rsid="00e163a3" officeooo:paragraph-rsid="00e163a3" style:font-size-asian="7.84999990463257pt" style:font-style-asian="normal" style:font-weight-asian="normal" style:font-size-complex="9pt" style:font-style-complex="normal" style:font-weight-complex="normal"/>
    </style:style>
    <style:style style:name="P211"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212"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213" style:family="paragraph" style:parent-style-name="Standard">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14"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15"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16"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17"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18" style:family="paragraph" style:parent-style-name="Standard">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19" style:family="paragraph" style:parent-style-name="Standard">
      <style:paragraph-properties fo:text-align="justify" style:justify-single-word="false"/>
      <style:text-properties style:font-name="Times New Roman" fo:font-size="10.5pt" fo:font-style="normal" fo:font-weight="normal" officeooo:rsid="00e764d7" officeooo:paragraph-rsid="00e764d7" style:font-size-asian="9.14999961853027pt" style:font-style-asian="normal" style:font-weight-asian="normal" style:font-size-complex="10.5pt" style:font-style-complex="normal" style:font-weight-complex="normal"/>
    </style:style>
    <style:style style:name="P220" style:family="paragraph" style:parent-style-name="Standard">
      <style:paragraph-properties fo:text-align="center" style:justify-single-word="false"/>
      <style:text-properties style:font-name="Times New Roman" fo:font-size="15pt" fo:font-style="italic" fo:font-weight="bold" officeooo:rsid="00e764d7" officeooo:paragraph-rsid="00e764d7" style:font-size-asian="13.1000003814697pt" style:font-style-asian="italic" style:font-weight-asian="bold" style:font-size-complex="15pt" style:font-style-complex="italic" style:font-weight-complex="bol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4e3502" style:font-style-asian="italic" style:font-weight-asian="normal" style:font-style-complex="italic" style:font-weight-complex="normal"/>
    </style:style>
    <style:style style:name="T23" style:family="text">
      <style:text-properties fo:font-style="italic" fo:font-weight="bold" officeooo:rsid="0078d6d1" style:font-style-asian="italic" style:font-weight-asian="bold" style:font-style-complex="italic" style:font-weight-complex="bold"/>
    </style:style>
    <style:style style:name="T24" style:family="text">
      <style:text-properties fo:font-style="italic" fo:font-weight="bold" officeooo:rsid="008ed41b" style:font-style-asian="italic" style:font-weight-asian="bold" style:font-style-complex="italic" style:font-weight-complex="bold"/>
    </style:style>
    <style:style style:name="T25" style:family="text">
      <style:text-properties officeooo:rsid="0031933a"/>
    </style:style>
    <style:style style:name="T26" style:family="text">
      <style:text-properties officeooo:rsid="00328709"/>
    </style:style>
    <style:style style:name="T27" style:family="text">
      <style:text-properties officeooo:rsid="00356f85"/>
    </style:style>
    <style:style style:name="T28" style:family="text">
      <style:text-properties officeooo:rsid="00393504"/>
    </style:style>
    <style:style style:name="T29" style:family="text">
      <style:text-properties officeooo:rsid="003ad0c7"/>
    </style:style>
    <style:style style:name="T30" style:family="text">
      <style:text-properties officeooo:rsid="003b6009"/>
    </style:style>
    <style:style style:name="T31" style:family="text">
      <style:text-properties fo:font-weight="bold" style:font-weight-asian="bold" style:font-weight-complex="bold"/>
    </style:style>
    <style:style style:name="T32" style:family="text">
      <style:text-properties fo:font-weight="bold" officeooo:rsid="003b6009" style:font-weight-asian="bold" style:font-weight-complex="bold"/>
    </style:style>
    <style:style style:name="T33" style:family="text">
      <style:text-properties fo:font-weight="bold" officeooo:rsid="00a69bf2"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580ce0" style:font-style-asian="normal" style:font-style-complex="normal"/>
    </style:style>
    <style:style style:name="T37" style:family="text">
      <style:text-properties fo:font-style="normal" officeooo:rsid="00566f10" style:font-style-asian="normal" style:font-style-complex="normal"/>
    </style:style>
    <style:style style:name="T38" style:family="text">
      <style:text-properties fo:font-style="normal" officeooo:rsid="00595f28" style:font-style-asian="normal" style:font-style-complex="normal"/>
    </style:style>
    <style:style style:name="T39" style:family="text">
      <style:text-properties fo:font-style="normal" officeooo:rsid="0078d6d1" style:font-style-asian="normal" style:font-style-complex="normal"/>
    </style:style>
    <style:style style:name="T40" style:family="text">
      <style:text-properties fo:font-style="normal" officeooo:rsid="0090a117" style:font-style-asian="normal" style:font-style-complex="normal"/>
    </style:style>
    <style:style style:name="T41" style:family="text">
      <style:text-properties fo:font-style="normal" officeooo:rsid="0090f077" style:font-style-asian="normal" style:font-style-complex="normal"/>
    </style:style>
    <style:style style:name="T42" style:family="text">
      <style:text-properties fo:font-style="normal" officeooo:rsid="00926129" style:font-style-asian="normal" style:font-style-complex="normal"/>
    </style:style>
    <style:style style:name="T43" style:family="text">
      <style:text-properties fo:font-style="normal" officeooo:rsid="00caa9e3"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49b0e3"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49b0e3" style:font-style-asian="normal" style:font-weight-asian="normal" style:font-style-complex="normal" style:font-weight-complex="normal"/>
    </style:style>
    <style:style style:name="T48" style:family="text">
      <style:text-properties fo:font-style="normal" fo:font-weight="normal" officeooo:rsid="004ba80c" style:font-style-asian="normal" style:font-weight-asian="normal" style:font-style-complex="normal" style:font-weight-complex="normal"/>
    </style:style>
    <style:style style:name="T49" style:family="text">
      <style:text-properties fo:font-style="normal" fo:font-weight="normal" officeooo:rsid="004bf0c6" style:font-style-asian="normal" style:font-weight-asian="normal" style:font-style-complex="normal" style:font-weight-complex="normal"/>
    </style:style>
    <style:style style:name="T50" style:family="text">
      <style:text-properties fo:font-style="normal" fo:font-weight="normal" officeooo:rsid="004ccff9" style:font-style-asian="normal" style:font-weight-asian="normal" style:font-style-complex="normal" style:font-weight-complex="normal"/>
    </style:style>
    <style:style style:name="T51" style:family="text">
      <style:text-properties fo:font-style="normal" fo:font-weight="normal" officeooo:rsid="004e3502" style:font-style-asian="normal" style:font-weight-asian="normal" style:font-style-complex="normal" style:font-weight-complex="normal"/>
    </style:style>
    <style:style style:name="T52" style:family="text">
      <style:text-properties fo:font-style="normal" fo:font-weight="normal" officeooo:rsid="00502440" style:font-style-asian="normal" style:font-weight-asian="normal" style:font-style-complex="normal" style:font-weight-complex="normal"/>
    </style:style>
    <style:style style:name="T53" style:family="text">
      <style:text-properties fo:font-style="normal" fo:font-weight="normal" officeooo:rsid="0051c9cc" style:font-style-asian="normal" style:font-weight-asian="normal" style:font-style-complex="normal" style:font-weight-complex="normal"/>
    </style:style>
    <style:style style:name="T54" style:family="text">
      <style:text-properties fo:font-style="normal" fo:font-weight="normal" officeooo:rsid="0052ea2b" style:font-style-asian="normal" style:font-weight-asian="normal" style:font-style-complex="normal" style:font-weight-complex="normal"/>
    </style:style>
    <style:style style:name="T55" style:family="text">
      <style:text-properties fo:font-style="normal" fo:font-weight="normal" officeooo:rsid="0053e0bf" style:font-style-asian="normal" style:font-weight-asian="normal" style:font-style-complex="normal" style:font-weight-complex="normal"/>
    </style:style>
    <style:style style:name="T56" style:family="text">
      <style:text-properties fo:font-style="normal" fo:font-weight="normal" officeooo:rsid="006cfa82" style:font-style-asian="normal" style:font-weight-asian="normal" style:font-style-complex="normal" style:font-weight-complex="normal"/>
    </style:style>
    <style:style style:name="T57" style:family="text">
      <style:text-properties fo:font-style="normal" fo:font-weight="normal" officeooo:rsid="006fc966" style:font-style-asian="normal" style:font-weight-asian="normal" style:font-style-complex="normal" style:font-weight-complex="normal"/>
    </style:style>
    <style:style style:name="T58" style:family="text">
      <style:text-properties fo:font-style="normal" fo:font-weight="normal" officeooo:rsid="0071810c" style:font-style-asian="normal" style:font-weight-asian="normal" style:font-style-complex="normal" style:font-weight-complex="normal"/>
    </style:style>
    <style:style style:name="T59" style:family="text">
      <style:text-properties fo:font-style="normal" fo:font-weight="normal" officeooo:rsid="0078d6d1" style:font-style-asian="normal" style:font-weight-asian="normal" style:font-style-complex="normal" style:font-weight-complex="normal"/>
    </style:style>
    <style:style style:name="T60" style:family="text">
      <style:text-properties fo:font-style="normal" fo:font-weight="normal" officeooo:rsid="008ab224" style:font-style-asian="normal" style:font-weight-asian="normal" style:font-style-complex="normal" style:font-weight-complex="normal"/>
    </style:style>
    <style:style style:name="T61" style:family="text">
      <style:text-properties fo:font-style="normal" fo:font-weight="normal" officeooo:rsid="008ed41b" style:font-style-asian="normal" style:font-weight-asian="normal" style:font-style-complex="normal" style:font-weight-complex="normal"/>
    </style:style>
    <style:style style:name="T62" style:family="text">
      <style:text-properties fo:font-style="normal" fo:font-weight="normal" officeooo:rsid="00a3c915" style:font-style-asian="normal" style:font-weight-asian="normal" style:font-style-complex="normal" style:font-weight-complex="normal"/>
    </style:style>
    <style:style style:name="T63" style:family="text">
      <style:text-properties fo:font-style="normal" fo:font-weight="normal" officeooo:rsid="00caa9e3" style:font-style-asian="normal" style:font-weight-asian="normal" style:font-style-complex="normal" style:font-weight-complex="normal"/>
    </style:style>
    <style:style style:name="T64" style:family="text">
      <style:text-properties fo:font-style="normal" fo:font-weight="normal" officeooo:rsid="00cd9e43" style:font-style-asian="normal" style:font-weight-asian="normal" style:font-style-complex="normal" style:font-weight-complex="normal"/>
    </style:style>
    <style:style style:name="T65" style:family="text">
      <style:text-properties fo:font-style="normal" fo:font-weight="normal" officeooo:rsid="00ce246a" style:font-style-asian="normal" style:font-weight-asian="normal" style:font-style-complex="normal" style:font-weight-complex="normal"/>
    </style:style>
    <style:style style:name="T66" style:family="text">
      <style:text-properties fo:font-style="normal" fo:font-weight="normal" officeooo:rsid="00cf02e1" style:font-style-asian="normal" style:font-weight-asian="normal" style:font-style-complex="normal" style:font-weight-complex="normal"/>
    </style:style>
    <style:style style:name="T67" style:family="text">
      <style:text-properties fo:font-style="normal" fo:font-weight="normal" officeooo:rsid="00cf9e86" style:font-style-asian="normal" style:font-weight-asian="normal" style:font-style-complex="normal" style:font-weight-complex="normal"/>
    </style:style>
    <style:style style:name="T68" style:family="text">
      <style:text-properties fo:font-style="normal" fo:font-weight="normal" officeooo:rsid="00cfa581" style:font-style-asian="normal" style:font-weight-asian="normal" style:font-style-complex="normal" style:font-weight-complex="normal"/>
    </style:style>
    <style:style style:name="T69" style:family="text">
      <style:text-properties fo:font-style="normal" fo:font-weight="normal" officeooo:rsid="00d19c92" style:font-style-asian="normal" style:font-weight-asian="normal" style:font-style-complex="normal" style:font-weight-complex="normal"/>
    </style:style>
    <style:style style:name="T70" style:family="text">
      <style:text-properties fo:font-style="normal" fo:font-weight="normal" officeooo:rsid="00d6f9f9" style:font-style-asian="normal" style:font-weight-asian="normal" style:font-style-complex="normal" style:font-weight-complex="normal"/>
    </style:style>
    <style:style style:name="T71" style:family="text">
      <style:text-properties fo:font-style="normal" fo:font-weight="normal" officeooo:rsid="00d91862" style:font-style-asian="normal" style:font-weight-asian="normal" style:font-style-complex="normal" style:font-weight-complex="normal"/>
    </style:style>
    <style:style style:name="T72"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73" style:family="text">
      <style:text-properties fo:font-style="normal" fo:font-weight="normal" fo:background-color="#ffff00" loext:char-shading-value="0" style:font-style-asian="normal" style:font-weight-asian="normal" style:font-style-complex="normal" style:font-weight-complex="normal"/>
    </style:style>
    <style:style style:name="T74" style:family="text">
      <style:text-properties officeooo:rsid="0042f5ab"/>
    </style:style>
    <style:style style:name="T75" style:family="text">
      <style:text-properties officeooo:rsid="004993a6"/>
    </style:style>
    <style:style style:name="T76" style:family="text">
      <style:text-properties style:font-name="Times New Roman" fo:font-size="10.5pt" fo:font-style="normal" officeooo:rsid="0075509f" style:font-size-asian="9.14999961853027pt" style:font-style-asian="normal" style:font-size-complex="10.5pt" style:font-style-complex="normal"/>
    </style:style>
    <style:style style:name="T77" style:family="text">
      <style:text-properties style:font-name="Times New Roman" fo:font-size="10.5pt" fo:font-style="italic" officeooo:rsid="0075509f" style:font-size-asian="9.14999961853027pt" style:font-style-asian="italic" style:font-size-complex="10.5pt" style:font-style-complex="italic"/>
    </style:style>
    <style:style style:name="T78" style:family="text">
      <style:text-properties style:font-name="Times New Roman" fo:font-size="10.5pt" officeooo:rsid="0075509f" style:font-name-asian="Liberation Mono" style:font-size-asian="9.14999961853027pt" style:font-name-complex="Liberation Mono" style:font-size-complex="10.5pt"/>
    </style:style>
    <style:style style:name="T79" style:family="text">
      <style:text-properties style:font-name="Times New Roman" fo:font-size="10.5pt" officeooo:rsid="0075509f" style:font-size-asian="9.14999961853027pt" style:font-size-complex="10.5pt"/>
    </style:style>
    <style:style style:name="T80"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81"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82"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83" style:family="text">
      <style:text-properties style:font-name="Times New Roman" fo:font-style="normal" fo:font-weight="normal" officeooo:rsid="00a3c915" style:font-style-asian="normal" style:font-weight-asian="normal" style:font-style-complex="normal" style:font-weight-complex="normal"/>
    </style:style>
    <style:style style:name="T84" style:family="text">
      <style:text-properties officeooo:rsid="0055d898"/>
    </style:style>
    <style:style style:name="T85" style:family="text">
      <style:text-properties officeooo:rsid="00566f10"/>
    </style:style>
    <style:style style:name="T86" style:family="text">
      <style:text-properties officeooo:rsid="0061d542"/>
    </style:style>
    <style:style style:name="T87"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88"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89"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90" style:family="text">
      <style:text-properties officeooo:rsid="006721a3"/>
    </style:style>
    <style:style style:name="T91" style:family="text">
      <style:text-properties officeooo:rsid="0068fdc9"/>
    </style:style>
    <style:style style:name="T92" style:family="text">
      <style:text-properties fo:color="#2a6099" loext:opacity="100%"/>
    </style:style>
    <style:style style:name="T93" style:family="text">
      <style:text-properties fo:color="#2a6099" loext:opacity="100%" fo:font-weight="bold" style:font-weight-asian="bold" style:font-weight-complex="bold"/>
    </style:style>
    <style:style style:name="T94" style:family="text">
      <style:text-properties fo:color="#2a6099" loext:opacity="100%" fo:font-weight="bold" officeooo:rsid="0068fdc9" style:font-weight-asian="bold" style:font-weight-complex="bold"/>
    </style:style>
    <style:style style:name="T95" style:family="text">
      <style:text-properties fo:color="#2a6099" loext:opacity="100%" fo:font-weight="bold" fo:background-color="transparent" loext:char-shading-value="0" style:font-weight-asian="bold" style:font-weight-complex="bold"/>
    </style:style>
    <style:style style:name="T96" style:family="text">
      <style:text-properties fo:color="#2a6099" loext:opacity="100%" fo:font-style="normal" style:font-style-asian="normal" style:font-style-complex="normal"/>
    </style:style>
    <style:style style:name="T97" style:family="text">
      <style:text-properties fo:color="#2a6099" loext:opacity="100%" fo:font-style="normal" officeooo:rsid="00d19c92" style:font-style-asian="normal" style:font-style-complex="normal"/>
    </style:style>
    <style:style style:name="T98" style:family="text">
      <style:text-properties officeooo:rsid="006be253"/>
    </style:style>
    <style:style style:name="T99"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00"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01"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02"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03" style:family="text">
      <style:text-properties style:font-name="Grand Cru" fo:font-size="9pt" style:font-size-asian="9pt" style:font-size-complex="9pt"/>
    </style:style>
    <style:style style:name="T104" style:family="text">
      <style:text-properties style:font-name="Grand Cru" fo:font-size="9pt" officeooo:rsid="0071810c" style:font-size-asian="9pt" style:font-size-complex="9pt"/>
    </style:style>
    <style:style style:name="T105" style:family="text">
      <style:text-properties style:font-name="Grand Cru" fo:font-size="9pt" officeooo:rsid="007393c0" style:font-size-asian="9pt" style:font-size-complex="9pt"/>
    </style:style>
    <style:style style:name="T106" style:family="text">
      <style:text-properties style:font-name="Grand Cru" fo:font-size="9pt" officeooo:rsid="00762403" style:font-size-asian="9pt" style:font-size-complex="9pt"/>
    </style:style>
    <style:style style:name="T107" style:family="text">
      <style:text-properties style:font-name="Grand Cru" fo:font-size="9pt" style:font-size-asian="7.84999990463257pt" style:font-size-complex="9pt"/>
    </style:style>
    <style:style style:name="T108" style:family="text">
      <style:text-properties style:font-name="Grand Cru" fo:font-size="9pt" officeooo:rsid="0072cd0d" style:font-size-asian="7.84999990463257pt" style:font-size-complex="9pt"/>
    </style:style>
    <style:style style:name="T109" style:family="text">
      <style:text-properties style:font-name="Grand Cru" fo:font-size="9pt" officeooo:rsid="007393c0" style:font-size-asian="7.84999990463257pt" style:font-size-complex="9pt"/>
    </style:style>
    <style:style style:name="T110" style:family="text">
      <style:text-properties officeooo:rsid="006ee013"/>
    </style:style>
    <style:style style:name="T111" style:family="text">
      <style:text-properties style:font-name-asian="Liberation Mono" style:font-name-complex="Liberation Mono"/>
    </style:style>
    <style:style style:name="T112" style:family="text">
      <style:text-properties officeooo:rsid="009c4c77" style:font-name-asian="Liberation Mono" style:font-name-complex="Liberation Mono"/>
    </style:style>
    <style:style style:name="T113" style:family="text">
      <style:text-properties officeooo:rsid="007cb740"/>
    </style:style>
    <style:style style:name="T114" style:family="text">
      <style:text-properties officeooo:rsid="007e1416"/>
    </style:style>
    <style:style style:name="T115" style:family="text">
      <style:text-properties officeooo:rsid="007f0672"/>
    </style:style>
    <style:style style:name="T116" style:family="text">
      <style:text-properties fo:color="#ff0000" loext:opacity="100%"/>
    </style:style>
    <style:style style:name="T117" style:family="text">
      <style:text-properties fo:color="#ff0000" loext:opacity="100%" fo:font-style="normal" fo:font-weight="normal" style:font-style-asian="normal" style:font-weight-asian="normal" style:font-style-complex="normal" style:font-weight-complex="normal"/>
    </style:style>
    <style:style style:name="T118" style:family="text">
      <style:text-properties officeooo:rsid="00813f04"/>
    </style:style>
    <style:style style:name="T119" style:family="text">
      <style:text-properties officeooo:rsid="008386da"/>
    </style:style>
    <style:style style:name="T120" style:family="text">
      <style:text-properties officeooo:rsid="0088384e"/>
    </style:style>
    <style:style style:name="T121" style:family="text">
      <style:text-properties officeooo:rsid="0090a117"/>
    </style:style>
    <style:style style:name="T122" style:family="text">
      <style:text-properties fo:font-size="20pt" officeooo:rsid="0064e718" style:font-size-asian="20pt" style:font-size-complex="20pt"/>
    </style:style>
    <style:style style:name="T123" style:family="text">
      <style:text-properties fo:font-size="20pt" officeooo:rsid="005c30c2" style:font-size-asian="20pt" style:font-size-complex="20pt"/>
    </style:style>
    <style:style style:name="T124" style:family="text">
      <style:text-properties fo:font-size="20pt" officeooo:rsid="00639ee6" style:font-size-asian="20pt" style:font-size-complex="20pt"/>
    </style:style>
    <style:style style:name="T125" style:family="text">
      <style:text-properties officeooo:rsid="009bbb64"/>
    </style:style>
    <style:style style:name="T126" style:family="text">
      <style:text-properties officeooo:rsid="009db41d"/>
    </style:style>
    <style:style style:name="T127" style:family="text">
      <style:text-properties officeooo:rsid="009e5be1"/>
    </style:style>
    <style:style style:name="T128" style:family="text">
      <style:text-properties officeooo:rsid="009fddec"/>
    </style:style>
    <style:style style:name="T129" style:family="text">
      <style:text-properties officeooo:rsid="00a1a6f5"/>
    </style:style>
    <style:style style:name="T130" style:family="text">
      <style:text-properties officeooo:rsid="00a53610"/>
    </style:style>
    <style:style style:name="T131" style:family="text">
      <style:text-properties officeooo:rsid="00a69bf2"/>
    </style:style>
    <style:style style:name="T132" style:family="text">
      <style:text-properties officeooo:rsid="00a765ee"/>
    </style:style>
    <style:style style:name="T133" style:family="text">
      <style:text-properties officeooo:rsid="00a82150"/>
    </style:style>
    <style:style style:name="T134" style:family="text">
      <style:text-properties officeooo:rsid="00a9d79b"/>
    </style:style>
    <style:style style:name="T135" style:family="text">
      <style:text-properties officeooo:rsid="00abc762"/>
    </style:style>
    <style:style style:name="T136" style:family="text">
      <style:text-properties officeooo:rsid="00ad0679"/>
    </style:style>
    <style:style style:name="T137" style:family="text">
      <style:text-properties fo:color="#000000" loext:opacity="100%"/>
    </style:style>
    <style:style style:name="T138"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39"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40"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41"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42" style:family="text">
      <style:text-properties fo:color="#000000" loext:opacity="100%" fo:background-color="transparent" loext:char-shading-value="0"/>
    </style:style>
    <style:style style:name="T143" style:family="text">
      <style:text-properties fo:color="#000000" loext:opacity="100%" officeooo:rsid="00d8c038" fo:background-color="transparent" loext:char-shading-value="0"/>
    </style:style>
    <style:style style:name="T144" style:family="text">
      <style:text-properties fo:color="#000000" loext:opacity="100%" officeooo:rsid="00dc4a01" fo:background-color="transparent" loext:char-shading-value="0"/>
    </style:style>
    <style:style style:name="T145" style:family="text">
      <style:text-properties fo:color="#000000" loext:opacity="100%" officeooo:rsid="00dc521f" fo:background-color="transparent" loext:char-shading-value="0"/>
    </style:style>
    <style:style style:name="T146" style:family="text">
      <style:text-properties fo:color="#000000" loext:opacity="100%" officeooo:rsid="00ddb299" fo:background-color="transparent" loext:char-shading-value="0"/>
    </style:style>
    <style:style style:name="T147" style:family="text">
      <style:text-properties fo:color="#000000" loext:opacity="100%" officeooo:rsid="00e4836b" fo:background-color="transparent" loext:char-shading-value="0"/>
    </style:style>
    <style:style style:name="T148" style:family="text">
      <style:text-properties fo:color="#000000" loext:opacity="100%" officeooo:rsid="00e87a31" fo:background-color="transparent" loext:char-shading-value="0"/>
    </style:style>
    <style:style style:name="T149" style:family="text">
      <style:text-properties fo:font-size="15pt" fo:font-style="italic" fo:font-weight="bold" style:font-size-asian="15pt" style:font-style-asian="italic" style:font-weight-asian="bold" style:font-size-complex="15pt" style:font-style-complex="italic" style:font-weight-complex="bold"/>
    </style:style>
    <style:style style:name="T150" style:family="text">
      <style:text-properties fo:background-color="#ffff00" loext:char-shading-value="0"/>
    </style:style>
    <style:style style:name="T151" style:family="text">
      <style:text-properties officeooo:rsid="00bad8a3"/>
    </style:style>
    <style:style style:name="T152" style:family="text">
      <style:text-properties officeooo:rsid="00bbef09"/>
    </style:style>
    <style:style style:name="T153" style:family="text">
      <style:text-properties officeooo:rsid="00bc6486"/>
    </style:style>
    <style:style style:name="T154" style:family="text">
      <style:text-properties officeooo:rsid="00bca729"/>
    </style:style>
    <style:style style:name="T155" style:family="text">
      <style:text-properties officeooo:rsid="00bfbbc0"/>
    </style:style>
    <style:style style:name="T156" style:family="text">
      <style:text-properties officeooo:rsid="00c16549"/>
    </style:style>
    <style:style style:name="T157" style:family="text">
      <style:text-properties officeooo:rsid="00c37b0b"/>
    </style:style>
    <style:style style:name="T158" style:family="text">
      <style:text-properties officeooo:rsid="00c56e22"/>
    </style:style>
    <style:style style:name="T159" style:family="text">
      <style:text-properties officeooo:rsid="00c586e9"/>
    </style:style>
    <style:style style:name="T160" style:family="text">
      <style:text-properties officeooo:rsid="00c6382d"/>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1">Prefazione.</text:p>
      <text:p text:style-name="P61"/>
      <text:p text:style-name="P52"><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3">Cosa ci Occorre per Cominciare?</text:p>
      <text:p text:style-name="P2">Per iniziare a creare i nostri programmi in Nim, basta davvero poco: </text:p>
      <text:p text:style-name="P2"/>
      <text:list xml:id="list158463522" text:style-name="L1">
        <text:list-item>
          <text:p text:style-name="P165">Il compilatore Nim.</text:p>
        </text:list-item>
        <text:list-item>
          <text:p text:style-name="P165">Il co<text:span text:style-name="T5">m</text:span>pilatore C tipo GCC.</text:p>
        </text:list-item>
        <text:list-item>
          <text:p text:style-name="P165">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ci fornisce già un gran numero di librerie che torneranno molto comode ed utili nel<text:span text:style-name="T10">le</text:span> nostre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28">e</text:span><text:span text:style-name="T11">r noi il Garbage Collector (GC) sollevandoci cosi da un bel problema, in più Nim offre diversi sistemi di gestione, GC classico, ARC ed il nuovissimo ORC (che dovrebbe diventare di default in Nim 2.0), oppure lo si può totalmente deabilitare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26">z</text:span><text:span text:style-name="T12">azione statica che aiuta a prevenire diversi errori/bug, ma in questo linguaggio non sempre si deve dichiarare esplicitamente il tipo di dato ad u</text:span><text:span text:style-name="T25">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27">distinguere</text:span><text:span text:style-name="T15"> s</text:span><text:span text:style-name="T27">e</text:span><text:span text:style-name="T15"> la variabile è un tipo definito dall’utente o una variabile generica.</text:span></text:p>
      <text:p text:style-name="P3"/>
      <text:p text:style-name="P3"/>
      <text:p text:style-name="P3"/>
      <text:p text:style-name="P55">1.1 – Lo Stile di Nim.</text:p>
      <text:p text:style-name="P4">Nella sezione “1” cercherò di scrivere tutti i preamboli e la parte più noiosa, cosi che si possa saltare a diedi pari per andare direttamente al sodo, o per recuperarle velocemente in caso di panico. <text:span text:style-name="T29">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32">Cominciamo vedendo la convenzione sulle righe</text:span><text:span text:style-name="T30">:</text:span></text:p>
      <text:p text:style-name="P4"/>
      <text:list xml:id="list3598452621" text:style-name="L2">
        <text:list-item>
          <text:p text:style-name="P166">Le righe non dovrebbero mai superare gli ottanta caratteri per rendere il codice più leggibile.</text:p>
        </text:list-item>
        <text:list-item>
          <text:p text:style-name="P166">I rientri dei blocchi devono essere fatti con due spazzi bianchi (non è consentito l’uso del Tab!)</text:p>
        </text:list-item>
        <text:list-item>
          <text:p text:style-name="P166">Riflettere ben sull’uso degli spazzi bianchi (tranne quello detto sopra) perché alcuni editor potrebbero poi fare dei pasticci. </text:p>
        </text:list-item>
      </text:list>
      <text:p text:style-name="P5"/>
      <text:p text:style-name="P6"><text:span text:style-name="T31">Vediamo qui la convenzione sui nomi dei tipi e delle variabili</text:span>:</text:p>
      <text:p text:style-name="P6"/>
      <text:list xml:id="list2253460170" text:style-name="L3">
        <text:list-item>
          <text:p text:style-name="P167">Gli identificatori di tipo devono usare il PascalCase (<text:span text:style-name="T16">type MioTipo</text:span>).</text:p>
        </text:list-item>
        <text:list-item>
          <text:p text:style-name="P168">Gli identificatori di variabili devono usare il camelCase (<text:span text:style-name="T16">var miaVariabile</text:span>).</text:p>
        </text:list-item>
        <text:list-item>
          <text:p text:style-name="P168">Gli identificatori di costante possono usare entrambi gli stili, ma se non strettamente necessario è meglio usare il camelCase (<text:span text:style-name="T16">const 1+1</text:span>).</text:p>
        </text:list-item>
        <text:list-item>
          <text:p text:style-name="P169">Le costanti che provengono da wrapper C/C++ il modo TUTTO_GRANDE è consentito ma è davvero brutto (meglio comunque usare il camelCase prima visto).</text:p>
        </text:list-item>
        <text:list-item>
          <text:p text:style-name="P169">Quando usiamo tipi “puntatori, al nome aggiungiamo il suffisso “Obj” o “Ref” o “Prt” rende più evidente cosa abbiamo tra le mani (<text:span text:style-name="T16">type NuovotipoRef = ref qualcosa</text:span>).</text:p>
        </text:list-item>
        <text:list-item>
          <text:p text:style-name="P169">Le varie eccezioni (exception) ed errori vari, dovrebbero avere il suffisso “Error” o “Defect” .</text:p>
        </text:list-item>
      </text:list>
      <text:p text:style-name="P7"/>
      <text:p text:style-name="P38">Convenzione di codifica:</text:p>
      <text:p text:style-name="P8"/>
      <text:list xml:id="list77168123" text:style-name="L4">
        <text:list-item>
          <text:p text:style-name="P170">L’istruzione <text:alphabetical-index-mark-start text:id="IMark94825318458344"/><text:span text:style-name="T16">return</text:span><text:alphabetical-index-mark-end text:id="IMark94825318458344"/> dovrebbe essere utilizzata solo quando serve per controllare il flusso <text:span text:style-name="T74">ad esempio quando ci son più possibilità di ritornare un valore magari a seguito degli </text:span><text:span text:style-name="T18">if</text:span><text:span text:style-name="T74"> ma normalmente è meglio usare </text:span><text:alphabetical-index-mark-start text:id="IMark94825321190616"/><text:span text:style-name="T18">result</text:span><text:alphabetical-index-mark-end text:id="IMark94825321190616"/><text:span text:style-name="T74"> che vedremo meglio in seguito.</text:span></text:p>
        </text:list-item>
        <text:list-item>
          <text:p text:style-name="P171"><text:soft-page-break/>Cerca di usare il più possibile <text:span text:style-name="T16">prc</text:span> usando le funzionalità avanzate come le macro, template solo qaundo necessario.</text:p>
        </text:list-item>
        <text:list-item>
          <text:p text:style-name="P171">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39">Convenzione su istruzioni a più righe:</text:p>
      <text:p text:style-name="P10"/>
      <text:list xml:id="list3818379096" text:style-name="L5">
        <text:list-item>
          <text:p text:style-name="P172">Le tuple su più linee dovrebbero avere i parametri allineati sulle righe.</text:p>
        </text:list-item>
        <text:list-item>
          <text:p text:style-name="P172">Allo stesso modo i parametri delle procedure dovrebbero stare allineati sulle righ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2"><text:soft-page-break/>2 – Si Comincia.</text:p>
      <text:p text:style-name="P12">Lasciata alla spalle la parte noiosa, ora possiamo cominciare a divertirci un po' e come iniziare se non con in modo classico con il solito programmino “Ciao Mondo!!” che però ci darà <text:span text:style-name="T75">già </text:span>mol<text:span text:style-name="T75">te cose da vedere. Cominciamo creando un file “</text:span><text:span text:style-name="T19">ciao.nim</text:span><text:span text:style-name="T75">” sul nostro pc, poi lo apriamo con il nostro editor preferito e ci scriviamo:</text:span></text:p>
      <text:p text:style-name="P63"/>
      <text:p text:style-name="P67">echo(“Ciao Mondo!!”)</text:p>
      <text:p text:style-name="P66"/>
      <text:p text:style-name="P43">L’istruzione <text:alphabetical-index-mark-start text:id="IMark94825318458344"/><text:span text:style-name="T16">echo</text:span><text:alphabetical-index-mark-end text:id="IMark94825318458344"/><text:span text:style-name="T35"> fa si che quanto scritto di seguito venga stampato a video, ma per poterlo eseguire bisogna compilarlo, quindi apriamo un terminale e scriviamo </text:span><text:span text:style-name="T44">nim c -r ciao.nim</text:span><text:span text:style-name="T46">. </text:span><text:span text:style-name="T47">Il parametro </text:span><text:span text:style-name="T45">c</text:span><text:span text:style-name="T47"> dice di usare il copilatore C (quindi il codice Nim verrà prima compilato in C) mentre il parametro </text:span><text:span text:style-name="T45">-r</text:span><text:span text:style-name="T47"> dice di lanciare subito il nostro programma, altrimenti bisogna lanciarlo a mano. </text:span><text:span text:style-name="T48">Ora prov</text:span><text:span text:style-name="T51">a</text:span><text:span text:style-name="T48"> ad aggiungere al </text:span><text:span text:style-name="T51">tuo</text:span><text:span text:style-name="T48"> file le seguenti linee </text:span><text:span text:style-name="T49">(in viola le aggiunte)</text:span><text:span text:style-name="T48">:</text:span></text:p>
      <text:p text:style-name="P64"/>
      <text:p text:style-name="P74">echo(“Ciao Mondo!!”)</text:p>
      <text:p text:style-name="P103">echo “Ciao Mondo!!”</text:p>
      <text:p text:style-name="P104">eChO(“Ciao Mondo!!)</text:p>
      <text:p text:style-name="P102"><text:alphabetical-index-mark-start text:id="IMark94825321190616"/><text:span text:style-name="T46">st</text:span><text:span text:style-name="T50">dout.write</text:span><text:alphabetical-index-mark-end text:id="IMark94825321190616"/><text:span text:style-name="T50">(“Ciao Mondo!!)</text:span></text:p>
      <text:p text:style-name="P74"/>
      <text:p text:style-name="P17">Compiliamo nuovamente il codice ed eseguiamolo, possiamo subito osservare almeno tre cose:</text:p>
      <text:p text:style-name="P17"/>
      <text:list xml:id="list3581891712" text:style-name="L6">
        <text:list-item>
          <text:p text:style-name="P173">In Nim le parentesi nelle funzioni possono essere omesse.</text:p>
        </text:list-item>
        <text:list-item>
          <text:p text:style-name="P180"><text:span text:style-name="T46">Il nome della funzione non è sensibile allo stile di scrittura (</text:span><text:span text:style-name="T44">prima lettera esclusa!!</text:span><text:span text:style-name="T46">).</text:span></text:p>
        </text:list-item>
        <text:list-item>
          <text:p text:style-name="P180"><text:span text:style-name="T46">La funzione </text:span><text:span text:style-name="T21">stdout.write()</text:span><text:span text:style-name="T46"> è simile ad </text:span><text:span text:style-name="T21">echo</text:span><text:span text:style-name="T46"> stampa a video una stringa, ma non va alla riga successiva automaticamente.</text:span></text:p>
        </text:list-item>
      </text:list>
      <text:p text:style-name="P17"/>
      <text:p text:style-name="P44"><text:span text:style-name="T46">Un’altra funzione interessante per iniziare, imparentata con </text:span><text:span text:style-name="T21">echo</text:span><text:span text:style-name="T46">, è quella che consente di inserire i dati da tastiera ovvero </text:span><text:alphabetical-index-mark-start text:id="IMark94825321190616"/><text:span text:style-name="T21">read</text:span><text:span text:style-name="T22">L</text:span><text:span text:style-name="T21">ine</text:span><text:alphabetical-index-mark-end text:id="IMark94825321190616"/><text:span text:style-name="T46">, un input insomma (perche in Nim per ora non ce l’apposita parla?? mah!), vediamo un esempio </text:span><text:span text:style-name="T51">creiamo un file di nome “</text:span><text:span text:style-name="T22">input.nim</text:span><text:span text:style-name="T51">” e scriviamo</text:span><text:span text:style-name="T46">:</text:span></text:p>
      <text:p text:style-name="P65"/>
      <text:p text:style-name="P75">stdout.write(“Inserisci Una Stringa: ”)</text:p>
      <text:p text:style-name="P75">let str = stdin.readLine()</text:p>
      <text:p text:style-name="P75">echo(“Hai inserito: “ ,str)</text:p>
      <text:p text:style-name="P75"/>
      <text:p text:style-name="P45"><text:span text:style-name="T46">Compiliamo al solito modo </text:span><text:span text:style-name="T44">nim c -r input.nim</text:span><text:span text:style-name="T46"> e vedremo sulla console una stringa e di fianco (ecco perchè ora abbiamo usato </text:span><text:span text:style-name="T21">readLine</text:span><text:span text:style-name="T46">) che ci chiede di inserire una stringa, fatto questo e premuto invio apparirà quanto inserito. Per ora non preoccuparti se non è tutto chiaro, perché verrà ripreso e spiegato tutto più avanti </text:span><text:span text:style-name="T52">ora è solo per prendere un po' di confidenza con la compilazione, come scrivere </text:span><text:span text:style-name="T53">e rompere un po' il ghiaccio</text:span><text:span text:style-name="T52">.</text:span></text:p>
      <text:p text:style-name="P18"/>
      <text:p text:style-name="P18"/>
      <text:p text:style-name="P56">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57"><text:alphabetical-index-mark-start text:id="IMark94825318458344" text:key1="Variabili"/>var<text:alphabetical-index-mark-end text:id="IMark94825318458344"/><text:span text:style-name="T34">:</text:span><text:span text:style-name="T46"> una variabile dichiarata come </text:span><text:span text:style-name="T34">var</text:span><text:span text:style-name="T46"> può variare il suo valore (ma non il tipo di valore, se è int deve rimanere int) esempio: </text:span><text:span text:style-name="T34">var numero = 3</text:span><text:span text:style-name="T46"> in questo caso la variabile vare inizialmente 3 (intero) ma le si può riassegnare un valore: </text:span><text:span text:style-name="T34">numero = 7</text:span><text:span text:style-name="T46"> e sarà un operazione lecita.</text:span></text:p>
      <text:p text:style-name="P157"><text:alphabetical-index-mark-start text:id="IMark94825304772152" text:key1="Variabili"/>let<text:alphabetical-index-mark-end text:id="IMark94825304772152"/><text:span text:style-name="T46">: una variabile dichiarata come </text:span><text:span text:style-name="T34">let</text:span><text:span text:style-name="T46"> non può piu variare il suo valore durante l’esecuzione, se lo si tenta di fare il compilatore darà un errore: </text:span><text:span text:style-name="T34">let numero = 3</text:span><text:span text:style-name="T46"> se ora tentiamo di fare </text:span><text:span text:style-name="T34">numero = 5</text:span><text:span text:style-name="T46"> la compilazione fallirà </text:span><text:span text:style-name="T54">(cannot be assigned to).</text:span></text:p>
      <text:p text:style-name="P158"><text:alphabetical-index-mark-start text:id="IMark94825318458344" text:key1="Variabili"/>const<text:alphabetical-index-mark-end text:id="IMark94825318458344"/><text:span text:style-name="T46">: una variabile dichiarata come </text:span><text:span text:style-name="T34">const</text:span><text:span text:style-name="T46"> sarà pure lei immutabile, ma ha una particolarità; il suo valore deve essere calcolabile in fase di compilazione, </text:span><text:span text:style-name="T55">vediamo un esempio:</text:span></text:p>
      <text:p text:style-name="P159"/>
      <text:p text:style-name="P160"/>
      <text:p text:style-name="P160"/>
      <text:p text:style-name="P160"/>
      <text:p text:style-name="P160"/>
      <text:p text:style-name="P160"><text:soft-page-break/>proc summ():int=</text:p>
      <text:p text:style-name="P160"><text:s text:c="2"/>for a in 1..10:</text:p>
      <text:p text:style-name="P160"><text:s text:c="4"/>result = result+a</text:p>
      <text:p text:style-name="P160"/>
      <text:p text:style-name="P160">const somma = summ()</text:p>
      <text:p text:style-name="P105"/>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84">Una volta deciso se una variabile è mutabile o altro, va assegnato il tipo a cui fa capo. I tipi base di Nim sono i seguenti:</text:span></text:p>
      <text:p text:style-name="P14"/>
      <text:list xml:id="list918082659" text:style-name="L7">
        <text:list-item>
          <text:p text:style-name="P174">Booleni, <text:alphabetical-index-mark-start text:id="IMark94825318458344" text:key1="Variabili" text:key2="Tipi"/><text:span text:style-name="T16">bool</text:span> <text:alphabetical-index-mark-end text:id="IMark94825318458344"/>che possono avere solo due valori: <text:span text:style-name="T16">true</text:span> e <text:span text:style-name="T16">false</text:span>.</text:p>
        </text:list-item>
        <text:list-item>
          <text:p text:style-name="P174">Carattere, <text:alphabetical-index-mark-start text:id="IMark94825304772152" text:key1="Variabili" text:key2="Tipi"/><text:span text:style-name="T16">char</text:span> <text:alphabetical-index-mark-end text:id="IMark94825304772152"/>sono dei caratteri in formato ascii: `a` (notare l’accento capovolto).</text:p>
        </text:list-item>
        <text:list-item>
          <text:p text:style-name="P175">Stringa, <text:alphabetical-index-mark-start text:id="IMark94825318458344" text:key1="Variabili" text:key2="Tipi"/><text:span text:style-name="T16">string</text:span><text:alphabetical-index-mark-end text:id="IMark94825318458344"/> sono una serie di caratteri solitamente in formato unicode: “Ciao Mondo!!”.</text:p>
        </text:list-item>
        <text:list-item>
          <text:p text:style-name="P176">Interi, <text:alphabetical-index-mark-start text:id="IMark94825304772152" text:key1="Variabili" text:key2="Tipi"/><text:span text:style-name="T16">int</text:span><text:alphabetical-index-mark-end text:id="IMark94825304772152"/> sono i numeri senza decimali, però qui ci sono diverse sotto tiplogie:</text:p>
          <text:list>
            <text:list-item>
              <text:p text:style-name="P181">int<text:span text:style-name="T35"> </text:span><text:span text:style-name="T36">numero intero con numero di bit variabile dalla piattaforma con segno <text:s/></text:span><text:span text:style-name="T38">(default)</text:span><text:span text:style-name="T35">.</text:span></text:p>
            </text:list-item>
            <text:list-item>
              <text:p text:style-name="P181"><text:alphabetical-index-mark-start text:id="IMark94825304772152" text:key1="Variabili" text:key2="Tipi"/>int8<text:alphabetical-index-mark-end text:id="IMark94825304772152"/> <text:span text:style-name="T35">numero intero ad 8bit con segno.</text:span></text:p>
            </text:list-item>
            <text:list-item>
              <text:p text:style-name="P181"><text:alphabetical-index-mark-start text:id="IMark94825318458344" text:key1="Variabili" text:key2="Tipi"/>int16<text:alphabetical-index-mark-end text:id="IMark94825318458344"/><text:span text:style-name="T35"> numero intero a 16bit con segno.</text:span></text:p>
            </text:list-item>
            <text:list-item>
              <text:p text:style-name="P181"><text:alphabetical-index-mark-start text:id="IMark94825304772152" text:key1="Variabili" text:key2="Tipi"/>int32<text:alphabetical-index-mark-end text:id="IMark94825304772152"/><text:span text:style-name="T35"> numero intero a 32bit con segno.</text:span></text:p>
            </text:list-item>
            <text:list-item>
              <text:p text:style-name="P181"><text:alphabetical-index-mark-start text:id="IMark94825318458344" text:key1="Variabili" text:key2="Tipi"/>int64<text:alphabetical-index-mark-end text:id="IMark94825318458344"/> <text:span text:style-name="T35">numero intero a 64bit con segno</text:span>.</text:p>
            </text:list-item>
            <text:list-item>
              <text:p text:style-name="P177"><text:alphabetical-index-mark-start text:id="IMark94825304772152" text:key1="Variabili" text:key2="Tipi"/><text:span text:style-name="T16">uint </text:span><text:alphabetical-index-mark-end text:id="IMark94825304772152"/>numero intero con numero di bit variabile dalla piattaforma con segno<text:span text:style-name="T85">.</text:span></text:p>
            </text:list-item>
            <text:list-item>
              <text:p text:style-name="P182"><text:alphabetical-index-mark-start text:id="IMark94825318458344" text:key1="Variabili" text:key2="Tipi"/>uint8<text:alphabetical-index-mark-end text:id="IMark94825318458344"/> <text:span text:style-name="T37">numero intero ad 8bit </text:span><text:span text:style-name="T35">senza</text:span><text:span text:style-name="T37"> segno.</text:span></text:p>
            </text:list-item>
            <text:list-item>
              <text:p text:style-name="P182"><text:alphabetical-index-mark-start text:id="IMark94825304772152" text:key1="Variabili" text:key2="Tipi"/>uint16<text:alphabetical-index-mark-end text:id="IMark94825304772152"/> <text:span text:style-name="T37">numero intero a 16bit </text:span><text:span text:style-name="T35">senza</text:span><text:span text:style-name="T37"> segno.</text:span></text:p>
            </text:list-item>
            <text:list-item>
              <text:p text:style-name="P182"><text:alphabetical-index-mark-start text:id="IMark94825318458344" text:key1="Variabili" text:key2="Tipi"/>uint32<text:alphabetical-index-mark-end text:id="IMark94825318458344"/> <text:span text:style-name="T37">numero intero a 32bit </text:span><text:span text:style-name="T35">senza</text:span><text:span text:style-name="T37"> segno.</text:span></text:p>
            </text:list-item>
            <text:list-item>
              <text:p text:style-name="P182"><text:alphabetical-index-mark-start text:id="IMark94825304772152" text:key1="Variabili" text:key2="Tipi"/>uint64<text:alphabetical-index-mark-end text:id="IMark94825304772152"/> <text:span text:style-name="T37">numero intero a 64bit </text:span><text:span text:style-name="T35">senza</text:span><text:span text:style-name="T37"> segno</text:span><text:span text:style-name="T85">.</text:span></text:p>
            </text:list-item>
          </text:list>
        </text:list-item>
      </text:list>
      <text:list xml:id="list3408915523" text:style-name="L8">
        <text:list-item>
          <text:p text:style-name="P178">Decimali, <text:alphabetical-index-mark-start text:id="IMark94825318458344" text:key1="Variabili" text:key2="Tipi"/><text:span text:style-name="T16">float</text:span><text:alphabetical-index-mark-end text:id="IMark94825318458344"/> sono i num<text:span text:style-name="T86">e</text:span>ri con la parte decimale, anche essi hanno varie tipologie:</text:p>
          <text:list>
            <text:list-item>
              <text:p text:style-name="P183">float<text:span text:style-name="T35"> numero decimale con numero di bit di default a 64bit.</text:span></text:p>
            </text:list-item>
            <text:list-item>
              <text:p text:style-name="P183"><text:alphabetical-index-mark-start text:id="IMark94825318458344" text:key1="Variabili" text:key2="Tipi"/>float32<text:alphabetical-index-mark-end text:id="IMark94825318458344"/><text:span text:style-name="T35"> numero decimale con 32bit.</text:span></text:p>
            </text:list-item>
            <text:list-item>
              <text:p text:style-name="P183"><text:alphabetical-index-mark-start text:id="IMark94825304772152" text:key1="Variabili" text:key2="Tipi"/>float64<text:alphabetical-index-mark-end text:id="IMark94825304772152"/><text:span text:style-name="T35"> numero decimale con 64bit (dichiarato).</text:span></text:p>
            </text:list-item>
          </text:list>
        </text:list-item>
      </text:list>
      <text:p text:style-name="P24"/>
      <text:p text:style-name="P29">Potrebbe tornar utile, specie se lavoriamo su microcontrollori poter ad esempio variare il tipo da <text:span text:style-name="T16">int</text:span> a <text:span text:style-name="T16">int16</text:span> ovviamente questo è possibile farlo e vedrai ora due sistemi per farlo <text:s/>in due maniere.</text:p>
      <text:p text:style-name="P84"/>
      <text:p text:style-name="P84">let variabile:int = 75<text:tab/><text:tab/><text:tab/><text:tab/>→ type(variabile) = int</text:p>
      <text:p text:style-name="P84">let cambio = int16(variabile)<text:tab/><text:tab/><text:tab/>→ type(cambio) = int16</text:p>
      <text:p text:style-name="P106">let cambioUnsafe = <text:alphabetical-index-mark-start text:id="IMark94825304772152"/>cast<text:alphabetical-index-mark-end text:id="IMark94825304772152"/>[int16](variabile)<text:tab/>→ type(cambioUnsafe) = int16 metodo unsafe PERICOLO!!</text:p>
      <text:p text:style-name="P84"/>
      <text:p text:style-name="P25">Vediamo ora degli esempi di assegnazione di vario genere:</text:p>
      <text:p text:style-name="P81"/>
      <text:p text:style-name="P81">let intero = 75</text:p>
      <text:p text:style-name="P81">let esadecimale = 0x75</text:p>
      <text:p text:style-name="P81">let ottale = 0o75</text:p>
      <text:p text:style-name="P82">let binario = 0b1001011</text:p>
      <text:p text:style-name="P101"><text:span text:style-name="T40">echo(type(intero))<text:tab/>→ int</text:span><text:span text:style-name="T35"><text:tab/></text:span></text:p>
      <text:p text:style-name="P81"/>
      <text:p text:style-name="P50"><text:span text:style-name="T35">Come di certo avrai notato, il tipo non è esplicitamente dichiarato, questo perchè il compilatore Nim riesce a dedurlo da solo in base a la valore specificato, chiaramente se non assegn</text:span><text:span text:style-name="T40">i</text:span><text:span text:style-name="T35"> nessun valore alla variabile il compilatore non potrà indovinarlo e quindi va esplicitamente dichiarato. </text:span><text:span text:style-name="T40">Nel nostro caso sarà assegnato il tipo </text:span><text:span text:style-name="T121">int </text:span><text:span text:style-name="T40">nel caso in cui volessimo dichiararlo noi quindi scegliendo noi che tipo di intero usare dovremmo fare:</text:span></text:p>
      <text:p text:style-name="P26"/>
      <text:p text:style-name="P68">let intero:int16 = 75</text:p>
      <text:p text:style-name="P68">let intero = 75 ‘i16</text:p>
      <text:p text:style-name="P68">type(intero)<text:tab/>→ int16</text:p>
      <text:p text:style-name="P68"/>
      <text:p text:style-name="P27">Puoi usare entrambe le diciture per dichiarare la variabile ma la prima è di certo la più chiara e semplice da ricordare. </text:p>
      <text:p text:style-name="P27"/>
      <text:p text:style-name="P48"><text:alphabetical-index-mark text:string-value="type"/><text:alphabetical-index-mark text:string-value="type"/><text:span text:style-name="T35">type(): </text:span><text:span text:style-name="T41">la procedura type ti salverà molte volte, perché se non sai che </text:span><text:span text:style-name="T42">tipo</text:span><text:span text:style-name="T41"> ritorna una funzione o ti che tipo è una variabile, con la procedura type() viene presto svelata.</text:span></text:p>
      <text:p text:style-name="P49"><text:soft-page-break/><text:span text:style-name="T122">3</text:span><text:span text:style-name="T123"> – </text:span><text:span text:style-name="T124">I Tipi di Dati.</text:span></text:p>
      <text:p text:style-name="P57"><text:span text:style-name="T87">Ora che abbiamo visto come dichiarare le variabili ed i tipi base di Nim, credo si giunta l’ora di vedere le strutture dati presenti, sia nella libreria standard che in alcune librerie presenti di default </text:span><text:span text:style-name="T88">e magari le procedure che ci aiutano a gestirle al meglio</text:span><text:span text:style-name="T87">, ricor</text:span><text:span text:style-name="T89">do</text:span><text:span text:style-name="T87"> che Nim segue la filosofia “batterie incluse” quindi moltissime cose son già lì a nostra disposizione.</text:span></text:p>
      <text:p text:style-name="P19"/>
      <text:p text:style-name="P19"/>
      <text:p text:style-name="P59">3.1 – I Numeri.</text:p>
      <text:p text:style-name="P22">Iniziamo <text:span text:style-name="T118">dai numeri che si useranno spesso e volentieri</text:span>. Di default gli operatori sui numeri son <text:span text:style-name="T118">grassomodo quelli classici usati in tutti i linguaggi:</text:span></text:p>
      <text:p text:style-name="P76"/>
      <text:p text:style-name="P77">echo(5<text:span text:style-name="T93">/</text:span>2) <text:tab/><text:tab/>→ <text:s/><text:span text:style-name="T119">2.5</text:span></text:p>
      <text:p text:style-name="P77">echo(5 <text:span text:style-name="T93">div </text:span>2)<text:tab/><text:tab/>→ <text:s/><text:span text:style-name="T119">2</text:span></text:p>
      <text:p text:style-name="P77">echo(2 <text:span text:style-name="T93">mod</text:span> 2)<text:tab/><text:tab/>→ <text:span text:style-name="T119">0</text:span></text:p>
      <text:p text:style-name="P77">echo(5 <text:span text:style-name="T93">+</text:span> 2)<text:tab/><text:tab/>→ <text:span text:style-name="T119">7</text:span></text:p>
      <text:p text:style-name="P77">echo(5 <text:span text:style-name="T93">-</text:span> 2)<text:tab/><text:tab/>→ <text:span text:style-name="T119">3</text:span></text:p>
      <text:p text:style-name="P78">echo(16 <text:span text:style-name="T93">shr</text:span> 2)<text:tab/>→ 4 <text:s/>o in altre parole 00010000b sposto il bit che vale 16 di 2 posizioni 00000100b.</text:p>
      <text:p text:style-name="P78"><text:span text:style-name="T120">e</text:span>cho(4 <text:span text:style-name="T93">shl</text:span> 2) <text:tab/><text:tab/>→ 16</text:p>
      <text:p text:style-name="P79">echo(<text:span text:style-name="T93">toInt</text:span>(0.6))<text:tab/>→ 1</text:p>
      <text:p text:style-name="P79">echo(<text:span text:style-name="T93">toInt</text:span>(1.4))<text:tab/>→ 1</text:p>
      <text:p text:style-name="P79">echo(<text:span text:style-name="T93">toFloat</text:span>(2))<text:tab/>→ 2.0</text:p>
      <text:p text:style-name="P80">echo(0b0111 <text:span text:style-name="T93">and</text:span> 0b0101) <text:tab/>→ 5 <text:s/>ovvero 0b0101 che è l’and logico.</text:p>
      <text:p text:style-name="P77"/>
      <text:p text:style-name="P23">Come puoi vedere non son complessi e dall’esempio sopra risulta chiara la loro funzione, ma andrò a spiegarli comunque:</text:p>
      <text:p text:style-name="P23"/>
      <text:list xml:id="list2073191062" text:style-name="L9">
        <text:list-item>
          <text:p text:style-name="P184"><text:alphabetical-index-mark-start text:id="IMark94825318458344" text:key1="Operatori"/>/<text:alphabetical-index-mark-end text:id="IMark94825318458344"/><text:span text:style-name="T46">: operatore di divisione e ritorna un numero float.</text:span></text:p>
        </text:list-item>
        <text:list-item>
          <text:p text:style-name="P184"><text:alphabetical-index-mark-start text:id="IMark94825304772152" text:key1="Operatori"/>div<text:alphabetical-index-mark-end text:id="IMark94825304772152"/><text:span text:style-name="T46">: operatore di divisine e ritorna un numero intero.</text:span></text:p>
        </text:list-item>
        <text:list-item>
          <text:p text:style-name="P184"><text:alphabetical-index-mark-start text:id="IMark94825318458344" text:key1="Operatori"/>mod<text:alphabetical-index-mark-end text:id="IMark94825318458344"/><text:span text:style-name="T46">: operatore modulo ritorna zero se i numeri son divisibili tra loro.</text:span></text:p>
        </text:list-item>
        <text:list-item>
          <text:p text:style-name="P184"><text:alphabetical-index-mark-start text:id="IMark94825304772152" text:key1="Operatori"/>+<text:alphabetical-index-mark-end text:id="IMark94825304772152"/><text:span text:style-name="T46">: operatore somma, addiziona due o più numeri tra di loro.</text:span></text:p>
        </text:list-item>
        <text:list-item>
          <text:p text:style-name="P184"><text:alphabetical-index-mark-start text:id="IMark94825318458344" text:key1="Operatori"/>-<text:alphabetical-index-mark-end text:id="IMark94825318458344"/><text:span text:style-name="T46">: operatore sottrazione, sottrae un numero all’altro.</text:span></text:p>
        </text:list-item>
        <text:list-item>
          <text:p text:style-name="P185"><text:alphabetical-index-mark-start text:id="IMark94825304772152" text:key1="Operatori"/>shr<text:alphabetical-index-mark-end text:id="IMark94825304772152"/><text:span text:style-name="T46">: operatore che stposta i bit a destra, nell’esempio sarebbe: 00010000b → 00000100b.</text:span></text:p>
        </text:list-item>
        <text:list-item>
          <text:p text:style-name="P185"><text:alphabetical-index-mark-start text:id="IMark94825318458344" text:key1="Operatori"/>shl<text:alphabetical-index-mark-end text:id="IMark94825318458344"/><text:span text:style-name="T46">: operatore che sposta i bit a sinistra, nell’esempio sarebbe: 00000100b → 00010000b.</text:span></text:p>
        </text:list-item>
        <text:list-item>
          <text:p text:style-name="P186"><text:alphabetical-index-mark-start text:id="IMark94825304772152" text:key1="Operatori"/>toInt<text:alphabetical-index-mark-end text:id="IMark94825304772152"/><text:span text:style-name="T46">: metodo che arrotonda un numero float all’intero più prossimo.</text:span></text:p>
        </text:list-item>
        <text:list-item>
          <text:p text:style-name="P186"><text:alphabetical-index-mark-start text:id="IMark94825325910088" text:key1="Operatori"/>toFloat<text:alphabetical-index-mark-end text:id="IMark94825325910088"/><text:span text:style-name="T46">: metodo che converte un intero in un float.</text:span></text:p>
        </text:list-item>
        <text:list-item>
          <text:p text:style-name="P187"><text:alphabetical-index-mark-start text:id="IMark94825304772152" text:key1="Operatori"/>and<text:alphabetical-index-mark-end text:id="IMark94825304772152"/>, <text:alphabetical-index-mark-start text:id="IMark94825325910088" text:key1="Operatori"/>or<text:alphabetical-index-mark-end text:id="IMark94825325910088"/>, <text:alphabetical-index-mark-start text:id="IMark94825318458344" text:key1="Operatori"/>xor<text:alphabetical-index-mark-end text:id="IMark94825318458344"/>, <text:alphabetical-index-mark-start text:id="IMark94825321190616" text:key1="Operatori"/>not<text:alphabetical-index-mark-end text:id="IMark94825321190616"/><text:span text:style-name="T46">: calcolano il valore bit per bit dei numeri dati.</text:span></text:p>
        </text:list-item>
      </text:list>
      <text:p text:style-name="P28"/>
      <text:p text:style-name="P47"><text:span text:style-name="T46">In più avrai a disposizione il modulo </text:span><text:alphabetical-index-mark-start text:id="IMark94825321190616" text:key1="Moduli"/>math<text:alphabetical-index-mark-end text:id="IMark94825321190616"/><text:span text:style-name="T46"> ( </text:span><text:a xlink:type="simple" xlink:href="https://nim-lang.org/docs/math.html" text:style-name="Internet_20_link" text:visited-style-name="Visited_20_Internet_20_Link"><text:span text:style-name="T46">https://nim-lang.org/docs/math.html</text:span></text:a><text:span text:style-name="T46"> ) che ti mette a disposizione parecchie funzioni matematiche, vediamo qualche esempio:</text:span></text:p>
      <text:p text:style-name="P83"/>
      <text:p text:style-name="P137"><text:span text:style-name="T101">proc </text:span><text:alphabetical-index-mark-start text:id="IMark94825321190616" text:key1="Procedure"/><text:span text:style-name="T101">sqrt</text:span><text:alphabetical-index-mark-end text:id="IMark94825321190616"/><text:span text:style-name="T101">(x: float64): float64 {…}</text:span></text:p>
      <text:p text:style-name="P151">echo(sqrt(16.0)) → 4.0 (nota che la procedura vuole un numero float!!)</text:p>
      <text:p text:style-name="P130">Procedura che ritorna la radice quadrata di un numero float.</text:p>
      <text:p text:style-name="P151"/>
      <text:p text:style-name="P137"><text:span text:style-name="T101">proc </text:span><text:alphabetical-index-mark-start text:id="IMark94825321190616" text:key1="Procedure"/><text:span text:style-name="T101">pow</text:span><text:alphabetical-index-mark-end text:id="IMark94825321190616"/><text:span text:style-name="T101">(x, y: float64): float64 {…}</text:span></text:p>
      <text:p text:style-name="P156"><text:span text:style-name="T101">e</text:span><text:span text:style-name="T100">cho(pow(3.0, 6.0) → 729</text:span></text:p>
      <text:p text:style-name="P131">Procedura che ritorna la potenza tra due numeri float.</text:p>
      <text:p text:style-name="P152"/>
      <text:p text:style-name="P138"><text:span text:style-name="T102">proc </text:span><text:alphabetical-index-mark-start text:id="IMark94825321190616" text:key1="Procedure"/><text:span text:style-name="T102">round</text:span><text:alphabetical-index-mark-end text:id="IMark94825321190616"/><text:span text:style-name="T102">(x: float64): float64 {…}</text:span></text:p>
      <text:p text:style-name="P152">echo(round(5.2) → 5.0 <text:tab/>echo(round(5.7)) → 6.0</text:p>
      <text:p text:style-name="P131">Procedura che arrotonda al valore più prossimo a quello passato in argomento.</text:p>
      <text:p text:style-name="P152"/>
      <text:p text:style-name="P124"><text:span text:style-name="T46">Ti ho mostrato solo un lieve assaggio di tutte procedure presenti, ma ora sai che quando avrai a che fare con operatori matematici, questo è il primo posto da visitare per vedere se già esiste quello che ti serve per risolvere il tuo problema. </text:span><text:span text:style-name="T61">Altri moduli che contengono funzioni matematiche sono </text:span><text:alphabetical-index-mark-start text:id="IMark94825321190616" text:key1="Moduli"/><text:span text:style-name="T24">complex</text:span><text:alphabetical-index-mark-end text:id="IMark94825321190616"/><text:span text:style-name="T61"> ( </text:span><text:a xlink:type="simple" xlink:href="https://nim-lang.org/docs/complex.html" text:style-name="Internet_20_link" text:visited-style-name="Visited_20_Internet_20_Link"><text:span text:style-name="T61">https://nim-lang.org/docs/complex.html</text:span></text:a><text:span text:style-name="T61"> ) e </text:span><text:alphabetical-index-mark-start text:id="IMark94825318458344" text:key1="Moduli"/><text:span text:style-name="T24">rationals</text:span><text:alphabetical-index-mark-end text:id="IMark94825318458344"/><text:span text:style-name="T61"> ( </text:span><text:a xlink:type="simple" xlink:href="https://nim-lang.org/docs/rationals.html" text:style-name="Internet_20_link" text:visited-style-name="Visited_20_Internet_20_Link"><text:span text:style-name="T61">https://nim-lang.org/docs/rationals.html</text:span></text:a><text:span text:style-name="T61"> ) ma che forse non utilizzerai mai, quindi mi sembra superfluo dargli un occhiata in <text:s/>questa sede.</text:span></text:p>
      <text:p text:style-name="P125"><text:soft-page-break/><text:span text:style-name="T80">3.</text:span><text:span text:style-name="T81">2</text:span><text:span text:style-name="T80"> – Le Stringhe e</text:span><text:span text:style-name="T82">d i</text:span><text:span text:style-name="T80"> Caratteri.</text:span></text:p>
      <text:p text:style-name="P15">Le <text:alphabetical-index-mark-start text:id="IMark94825318458344" text:key1="Variabili"/>stringhe<text:alphabetical-index-mark-end text:id="IMark94825318458344"/> sono una serie di lettere di solito in unicode mentre i <text:alphabetical-index-mark-start text:id="IMark94825321190616" text:key1="Variabili"/>caratteri<text:alphabetical-index-mark-end text:id="IMark94825321190616"/> son semplici lettere in ascii. <text:span text:style-name="T90">Vediamo con qualche esempio cosa si può fare:</text:span></text:p>
      <text:p text:style-name="P69"/>
      <text:p text:style-name="P70">let str1 = “Ciao “</text:p>
      <text:p text:style-name="P70">let str2 = “Mondo!”</text:p>
      <text:p text:style-name="P70">let char1= ‘q’</text:p>
      <text:p text:style-name="P70">var str3 = “Nim “</text:p>
      <text:p text:style-name="P70"/>
      <text:p text:style-name="P70">echo(“Unione: “, str1 <text:span text:style-name="T94">&amp;</text:span><text:span text:style-name="T91"> str2)<text:tab/><text:tab/><text:tab/><text:tab/>→ </text:span><text:span text:style-name="T98">Unione: Ciao Mondo!</text:span></text:p>
      <text:p text:style-name="P73">echo(“str2 contiene “, <text:span text:style-name="T93">len</text:span>(str2),” lettere”)<text:tab/><text:tab/>→ str2 contiene 7 lettere</text:p>
      <text:p text:style-name="P71">echo(“Valore di q: “, <text:span text:style-name="T93">ord</text:span>(c))<text:tab/><text:tab/><text:tab/><text:tab/>→ <text:span text:style-name="T98">Valore di q: 113</text:span></text:p>
      <text:p text:style-name="P72">echo(“Il Numero 123 (0x7b) equivale a: “, <text:span text:style-name="T93">chr</text:span>(123))<text:tab/>→ Il Numero 123 (0x7b) equivale a: <text:span text:style-name="T98">{</text:span></text:p>
      <text:p text:style-name="P71">str3.<text:span text:style-name="T93">add</text:span>(“è <text:span text:style-name="T98">B</text:span>ellissimo!!)</text:p>
      <text:p text:style-name="P72">echo(“Aggiungo una stringa: “, d)<text:tab/><text:tab/><text:tab/>→ Aggiungo una stringa: <text:span text:style-name="T98">Nim è Bellissimo</text:span></text:p>
      <text:p text:style-name="P71"/>
      <text:p text:style-name="P16">Qui abbiamo messo un bel po' di carne al fuoco, nelle prime tre righe, abbiamo impostato come<text:span text:style-name="T16"> let str1, str2, char</text:span> questo perchè esse non devono mai mutare nel programma, mentre <text:span text:style-name="T16">str3</text:span> dove andremo ad aggiungere qualcosa, dovrà essere di tipo <text:span text:style-name="T16">var</text:span>. <text:span text:style-name="T98">Ma le cose più importante sono quelle in blu, che andremo ad analizzare:</text:span></text:p>
      <text:p text:style-name="P16"/>
      <text:list xml:id="list617848505" text:style-name="L10">
        <text:list-item>
          <text:p text:style-name="P188"><text:alphabetical-index-mark-start text:id="IMark94825321190616" text:key1="Operatori"/>&amp;<text:alphabetical-index-mark-end text:id="IMark94825321190616"/><text:span text:style-name="T46">: </text:span><text:span text:style-name="T56">questo operatore concatena due stringhe tra di loro: “ciao “&amp;”mondo” = ciao mondo.</text:span></text:p>
        </text:list-item>
        <text:list-item>
          <text:p text:style-name="P189"><text:alphabetical-index-mark-start text:id="IMark94825318458344" text:key1="Operatori"/><text:span text:style-name="T110">l</text:span>en<text:alphabetical-index-mark-end text:id="IMark94825318458344"/><text:span text:style-name="T46">: questo operatore ritorna la lunghezza della stringa (o di una sequenza etc): let(“albero”) = 6.</text:span></text:p>
        </text:list-item>
        <text:list-item>
          <text:p text:style-name="P190"><text:alphabetical-index-mark-start text:id="IMark94825321190616" text:key1="Operatori"/>ord<text:alphabetical-index-mark-end text:id="IMark94825321190616"/><text:span text:style-name="T46">: questo operatore ritorna il valore ascii del carattere messo in argomento: ord(‘c’) = 113.</text:span></text:p>
        </text:list-item>
        <text:list-item>
          <text:p text:style-name="P190"><text:alphabetical-index-mark-start text:id="IMark94825318458344" text:key1="Operatori"/>chr<text:alphabetical-index-mark-end text:id="IMark94825318458344"/><text:span text:style-name="T46">: questo operatore ritorna il carattere del equivalente numero ascii: chr(123) = {.</text:span></text:p>
        </text:list-item>
        <text:list-item>
          <text:p text:style-name="P190"><text:alphabetical-index-mark-start text:id="IMark94825321190616" text:key1="Operatori"/>add<text:alphabetical-index-mark-end text:id="IMark94825321190616"/><text:span text:style-name="T46">: questo operatore </text:span><text:span text:style-name="T57">aggiunge una stringa o un carattere ad una stringa.</text:span></text:p>
        </text:list-item>
      </text:list>
      <text:p text:style-name="P20"/>
      <text:p text:style-name="P46"><text:span text:style-name="T57">A</text:span><text:span text:style-name="T46">pparente mente sembrano già molte cose, ma è solo l’inizio, perch</text:span><text:span text:style-name="T60">è</text:span><text:span text:style-name="T46"> sulle stringhe, i vari moduli hanno ancora molte sorprese da offrirti, è ovvio che non posso elencare tutto, ma almeno le cose più interessanti si. Cominciamo dal modulo </text:span><text:alphabetical-index-mark-start text:id="IMark94825321190616" text:key1="Moduli"/>strutils<text:alphabetical-index-mark-end text:id="IMark94825321190616"/><text:span text:style-name="T46"> ( </text:span><text:a xlink:type="simple" xlink:href="https://nim-lang.org/docs/strutils.html" text:style-name="Internet_20_link" text:visited-style-name="Visited_20_Internet_20_Link"><text:span text:style-name="T46">https://nim-lang.org/docs/strutils.html</text:span></text:a><text:span text:style-name="T46"> ) che come potrai intuire offre diverse utility che vanno ad operare sulle stringhe </text:span><text:span text:style-name="T58">vediamo alcune procedure di questo modulo:</text:span></text:p>
      <text:p text:style-name="P21"/>
      <text:p text:style-name="P133"><text:span text:style-name="T99">proc </text:span><text:alphabetical-index-mark-start text:id="IMark94825321190616" text:key1="Procedure"/><text:span text:style-name="T99">strip</text:span><text:alphabetical-index-mark-end text:id="IMark94825321190616"/><text:span text:style-name="T99">(s: string; leading = true; trailing = true;</text:span><text:span text:style-name="T103">chars: set[char] = </text:span><text:span text:style-name="T104">w</text:span><text:span text:style-name="T103">hitespace): string {…}</text:span></text:p>
      <text:p text:style-name="P128">Questa procedura elimina dei caratteri, di default gli spazi vuoti all’inizio ed alla fine, ma variando i parametri si possono ad esempio anche eliminare delle lettere ben specifiche.</text:p>
      <text:p text:style-name="P139"/>
      <text:p text:style-name="P134"><text:span text:style-name="T108">proc </text:span><text:alphabetical-index-mark-start text:id="IMark94825318458344" text:key1="Procedure"/><text:span text:style-name="T108">split</text:span><text:alphabetical-index-mark-end text:id="IMark94825318458344"/><text:span text:style-name="T108">(s: string; sep: char; maxsplit: int = -1): seq[string] {…}</text:span></text:p>
      <text:p text:style-name="P154"><text:span text:style-name="T108">l</text:span><text:span text:style-name="T107">et str1=(“1,2,3,4); let sp=split(str1,’,’,2) → @[“1”,”2”,”3,4”]</text:span></text:p>
      <text:p text:style-name="P117">Procedura utilissima per separare da una stringa gli elementi per poi metterli in una sequenza ed accedevi comodamente.</text:p>
      <text:p text:style-name="P140"/>
      <text:p text:style-name="P135"><text:span text:style-name="T109">proc </text:span><text:alphabetical-index-mark-start text:id="IMark94825318458344" text:key1="Procedure"/><text:span text:style-name="T109">isUpperAscii</text:span><text:alphabetical-index-mark-end text:id="IMark94825318458344"/><text:span text:style-name="T109">(c: char): bool {...}</text:span></text:p>
      <text:p text:style-name="P117">Controlla se un carattere ascii è minuscolo o maiuscolo, ovviamente ce la controparte <text:alphabetical-index-mark-start text:id="IMark94825321190616" text:key1="Procedure"/><text:span text:style-name="T16">isLowerAscii</text:span><text:span text:style-name="T35">.</text:span><text:alphabetical-index-mark-end text:id="IMark94825321190616"/></text:p>
      <text:p text:style-name="P140"/>
      <text:p text:style-name="P135"><text:span text:style-name="T109">proc </text:span><text:alphabetical-index-mark-start text:id="IMark94825321190616" text:key1="Procedure"/><text:span text:style-name="T109">intToStr</text:span><text:alphabetical-index-mark-end text:id="IMark94825321190616"/><text:span text:style-name="T109">(x: int; minchars: Positive = 1): string {…}</text:span></text:p>
      <text:p text:style-name="P136"><text:span text:style-name="T79">Procedura per convertire un numero intero in u</text:span><text:span text:style-name="T78">na</text:span><text:span text:style-name="T79"> stringa sempre in questa categoria poi ce </text:span><text:span text:style-name="T77">toHex </text:span><text:span text:style-name="T76">e </text:span><text:span text:style-name="T77">troBin</text:span><text:span text:style-name="T76">.</text:span></text:p>
      <text:p text:style-name="P140"/>
      <text:p text:style-name="Preformatted_20_Text"><text:span text:style-name="T105">proc <text:s/></text:span><text:alphabetical-index-mark-start text:id="IMark94825321190616" text:key1="Procedure"/><text:span text:style-name="T105">trimZeros</text:span><text:alphabetical-index-mark-end text:id="IMark94825321190616"/><text:span text:style-name="T105"> ( x : <text:s/>var <text:s/></text:span><text:span text:style-name="T103">stringa</text:span><text:span text:style-name="T105"> ; <text:s/>decimalSep <text:s/>= <text:s/>'.' ) <text:s/>{ ... }</text:span></text:p>
      <text:p text:style-name="P155"><text:span text:style-name="T105">v</text:span><text:span text:style-name="T103">ar num=”123.9870000”; num.trinZero(‘.’) → 123.987</text:span></text:p>
      <text:p text:style-name="P118">Elimina gli zeri dai numeri formattati come stringhe (non ritorna una copia).</text:p>
      <text:p text:style-name="P141"/>
      <text:p text:style-name="Preformatted_20_Text"><text:span text:style-name="T106">proc </text:span><text:alphabetical-index-mark-start text:id="IMark94825318458344" text:key1="Procedure"/><text:span text:style-name="T106">parseInt</text:span><text:alphabetical-index-mark-end text:id="IMark94825318458344"/><text:span text:style-name="T106">(s: string): </text:span><text:span text:style-name="T103">int</text:span><text:span text:style-name="T106"> {...}</text:span></text:p>
      <text:p text:style-name="P120">Questa assieme a <text:alphabetical-index-mark-start text:id="IMark94825321190616" text:key1="Procedure"/><text:span text:style-name="T16">parseFloat</text:span><text:span text:style-name="T35"> </text:span><text:alphabetical-index-mark-end text:id="IMark94825321190616"/><text:span text:style-name="T35"><text:s/>ed altre sono molto utili per convertire dati passati sotto forma di stringa in dati “numerici”, ad esempio quando usiamo </text:span><text:alphabetical-index-mark-start text:id="IMark94825318458344"/><text:span text:style-name="T16">readLine</text:span><text:alphabetical-index-mark-end text:id="IMark94825318458344"/><text:span text:style-name="T35"> che accetta solo stringhe, usando queste funzioni convertiamo il suo ingresso in un numero intero o float o altro.</text:span></text:p>
      <text:p text:style-name="P129"/>
      <text:p text:style-name="P121"><text:span text:style-name="T35">Ti invito caldamente a dare un occhiata a questa libreria che è molto vasta e contiene molte utili ed interessanti procedure che potrebbero tornarti molto utili, </text:span><text:span text:style-name="T39">ma non è finita, perché ce un’ altro modulo interessante che opera sulle stringhe ed è </text:span><text:alphabetical-index-mark-start text:id="IMark94825325910088" text:key1="Moduli"/><text:span text:style-name="T23">strformat</text:span><text:alphabetical-index-mark-end text:id="IMark94825325910088"/><text:span text:style-name="T23"> </text:span><text:span text:style-name="T59">che </text:span><text:span text:style-name="T72">serve</text:span><text:span text:style-name="T59"> </text:span><text:span text:style-name="T72">a fare ciò che fanno le </text:span><text:span text:style-name="T59"><text:s/>f-string di Python.</text:span></text:p>
      <text:p text:style-name="P148"><text:soft-page-break/>import <text:span text:style-name="T93">strformat</text:span></text:p>
      <text:p text:style-name="P148"/>
      <text:p text:style-name="P148">let mod = “Punto”</text:p>
      <text:p text:style-name="P148">let eta = “6”</text:p>
      <text:p text:style-name="P148"/>
      <text:p text:style-name="P148">echo(“La mia automobile “,mod,” ha “,eta, “ anni”)<text:tab/>→ La mia automobile <text:span text:style-name="T125">Punto </text:span>ha 6 anni</text:p>
      <text:p text:style-name="P148">echo(<text:alphabetical-index-mark-start text:id="IMark94825304772152"/><text:span text:style-name="T93">fmt</text:span><text:alphabetical-index-mark-end text:id="IMark94825304772152"/>(“La mia automobile {mod} ha {eta} anni”))<text:tab/>→ La mia automobile <text:span text:style-name="T125">Punto </text:span>ha 6 anni</text:p>
      <text:p text:style-name="P148"/>
      <text:p text:style-name="P122">Come puoi osservare, il risultato finale è lo stesso, ma mentre nel primo echo si deve continuamente aprire e chiudere virgolette e inserire le virgole, nel secondo la scrittura è molto più naturale e semplice <text:span text:style-name="T115">e per far ciò si usa </text:span><text:span text:style-name="T20">fmt</text:span>, <text:span text:style-name="T113">ma non è tutto perch</text:span><text:span text:style-name="T114">è</text:span><text:span text:style-name="T113"> ci permette anche di formattare i numeri come meglio vogliamo </text:span><text:span text:style-name="T115">ad esempio</text:span><text:span text:style-name="T113">:</text:span></text:p>
      <text:p text:style-name="P142"/>
      <text:p text:style-name="P143">echo(fmt(“{12:04}”))<text:tab/><text:tab/>→ 0012 ovvero scriverà il 12 ma seguito da due zeri <text:span text:style-name="T111">che occuperanno le 4 <text:tab/><text:tab/><text:tab/><text:tab/> <text:s text:c="5"/>posizioni.</text:span></text:p>
      <text:p text:style-name="P149">echo(fmt(“{1.2345:0.3f}”) <text:tab/>→ 1.234 elimina tutti i decimali oltre la terza posizione.</text:p>
      <text:p text:style-name="P142"/>
      <text:p text:style-name="P123"><text:span text:style-name="T116">Attenzione!!</text:span> Quanto visto sopra non va a modificare la variabile, ma è solamente un rappresentazione manipolata di essa.</text:p>
      <text:p text:style-name="P119"/>
      <text:p text:style-name="P119"/>
      <text:p text:style-name="P132">3.3 – <text:span text:style-name="T112">Gli Array</text:span>.</text:p>
      <text:p text:style-name="P126">Gli <text:alphabetical-index-mark-start text:id="IMark94825304772152"/>array<text:alphabetical-index-mark-end text:id="IMark94825304772152"/>, o matrici sono dei semplici contenitori di lunghezza fissa, ovvero u<text:span text:style-name="T111">na</text:span> volta dichiarato non si può ne levare ne aggiungere elementi e tutti gli elem<text:span text:style-name="T126">e</text:span>nti devono essere dello stesso tipo. <text:span text:style-name="T127">Qui di seguito vedrai due modi per dichiararli che commenteremo dopo:</text:span></text:p>
      <text:p text:style-name="P144"/>
      <text:p text:style-name="P150">let matrice = [1,2,3,4,5]</text:p>
      <text:p text:style-name="P150">echo(matrice)<text:tab/><text:tab/>→ [1,2,3,4,5]</text:p>
      <text:p text:style-name="P150">echo(matrice[2]<text:span text:style-name="T129">)</text:span><text:tab/>→ <text:span text:style-name="T128">3</text:span></text:p>
      <text:p text:style-name="P145"/>
      <text:p text:style-name="P127">Nella prima linea puoi vedere che assegnamo alla variabile <text:span text:style-name="T16">matrice</text:span><text:span text:style-name="T35"> un array di cinque elementi di interi (usiamo </text:span><text:span text:style-name="T16">let</text:span><text:span text:style-name="T35"> tanto non si varia!) nella seconda linea invece stampiamo tutto l’array. La terza linea invece è più interessante perché introduce l’operatore “</text:span><text:alphabetical-index-mark-start text:id="IMark94825304772152" text:key1="Operatori"/><text:span text:style-name="T44">[]”</text:span><text:alphabetical-index-mark-end text:id="IMark94825304772152"/><text:span text:style-name="T46"> che ci permette di andare a richiamare all’interno di un array un valore o come vedremo tra breve un range di valori. Vediamo alcuni esempi:</text:span></text:p>
      <text:p text:style-name="P153"/>
      <text:p text:style-name="P146"><text:span text:style-name="T46">echo(matrice[1..3])<text:tab/>→ </text:span><text:span text:style-name="T62">[2,3,4]<text:tab/>ritorna l’intervallo dal secondo al quarto elemento.</text:span></text:p>
      <text:p text:style-name="P146"><text:span text:style-name="T46">echo(matrice[2..</text:span><text:span text:style-name="T83">^</text:span><text:span text:style-name="T46">1])<text:tab/>→ </text:span><text:span text:style-name="T62">[3,4,5]<text:tab/>ritorna l’intervallo dal terzo all’ultimo elemento.</text:span></text:p>
      <text:p text:style-name="P147"><text:span text:style-name="T46">echo(matrice[</text:span><text:span text:style-name="T83">^</text:span><text:span text:style-name="T46">1])<text:tab/>→ </text:span><text:span text:style-name="T62">5<text:tab/><text:tab/>ritorna solo l’ultimo elemento.</text:span></text:p>
      <text:p text:style-name="P147"><text:span text:style-name="T46">echo(matrice[</text:span><text:span text:style-name="T83">^2</text:span><text:span text:style-name="T46">])<text:tab/>→ </text:span><text:span text:style-name="T62">4<text:tab/><text:tab/>ritorna solo il penultimo elemento.</text:span></text:p>
      <text:p text:style-name="P21"/>
      <text:p text:style-name="P30">Qui introduciamo due nuovi operatori, ovvero “<text:alphabetical-index-mark-start text:id="IMark94825325910088" text:key1="Operatori"/><text:span text:style-name="T31">..</text:span><text:alphabetical-index-mark-end text:id="IMark94825325910088"/>” e “<text:alphabetical-index-mark-start text:id="IMark94825304772152" text:key1="Operatori"/><text:span text:style-name="T31">^</text:span><text:alphabetical-index-mark-end text:id="IMark94825304772152"/>”. <text:span text:style-name="T130">Il primo ci consente di fare un slice tra due elementi, ovvero creare un range </text:span><text:span text:style-name="T131">di valori </text:span><text:span text:style-name="T130">per esempio tra due numeri (0..3 → 0,1,2,3) mentre il secondo è come contasse a ritroso la posizione (^1 = ultimo, ^2 = penultimo e così via..). </text:span><text:span text:style-name="T131">L’operatore “</text:span><text:span text:style-name="T33">..</text:span><text:span text:style-name="T131">” lo incontreremo ancora molte volte in futuro e sarà sempre molto utile. </text:span><text:span text:style-name="T132">Ma come si contano gli elementi in un array? Normalmente il primo valore equivale a zero, quindi se </text:span><text:span text:style-name="T134">vuoi</text:span><text:span text:style-name="T132"> ottenere il primo valore di un array </text:span><text:span text:style-name="T134">dovrai</text:span><text:span text:style-name="T132"> chiamare il valore in posizione zero, quindi l’ultimo sarà in posizione “numero elementiarray -1” </text:span><text:span text:style-name="T133">(per fortuna l’operatore “^” sa benissimo sta cosa</text:span><text:span text:style-name="T132">. </text:span><text:span text:style-name="T133">Ma se </text:span><text:span text:style-name="T134">volessi</text:span><text:span text:style-name="T133"> cambiare questi indici? Vediamo il secondo modo di dichiarazione di un array;</text:span></text:p>
      <text:p text:style-name="P85"/>
      <text:p text:style-name="P86">type</text:p>
      <text:p text:style-name="P86"><text:s text:c="9"/>Matrice = array[0..4,int]</text:p>
      <text:p text:style-name="P86"><text:s text:c="9"/>Matrice2 = array[1..5, int]</text:p>
      <text:p text:style-name="P86">let Matrice = [1,2,3,4,5]</text:p>
      <text:p text:style-name="P86">let Matrice2 = [1,2,3,4,5]</text:p>
      <text:p text:style-name="P86">echo(Matrice[1])<text:tab/>→ 2</text:p>
      <text:p text:style-name="P86">echo(Matrice2[1])<text:tab/>→ 1</text:p>
      <text:p text:style-name="P86"/>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text:soft-page-break/>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58">3.4 – Le Sequenze.</text:p>
      <text:p text:style-name="P32">Le <text:alphabetical-index-mark-start text:id="IMark94825325910088"/>sequenze<text:alphabetical-index-mark-end text:id="IMark94825325910088"/> sono simili agli array, contengono dei dati di uniforme tipologia, ma differiscono per due cose: la prima molto importante è che le sequenze possono modificarsi durante l’esecuzione del tuo programma, ovvero si possono inserire e levare degli elementi. La seconda è che non è “indicizzabile, cioè il primo elemento sarà sempre l’elemento di indice zero. Vedrai ora come inizializzarle e gestirle:</text:p>
      <text:p text:style-name="P87"/>
      <text:p text:style-name="P88">var seq<text:span text:style-name="T136">1</text:span> = newSeq[int]()<text:tab/><text:tab/>→ inizializza una sequenza vuota (costruttore<text:span text:style-name="T135">) di interi</text:span>.</text:p>
      <text:p text:style-name="P88">var seq2 = @[1,2,3,4]<text:tab/><text:tab/><text:tab/>→ inizializza una sequenza di interi.</text:p>
      <text:p text:style-name="P89">var seq3:<text:alphabetical-index-mark-start text:id="IMark94825325910088" text:key1="Operatori"/>seq<text:alphabetical-index-mark-end text:id="IMark94825325910088"/>[int]<text:tab/><text:tab/><text:tab/>→ inizializza una sequenza vuota di interi.</text:p>
      <text:p text:style-name="P88"/>
      <text:p text:style-name="P89">type</text:p>
      <text:p text:style-name="P89"><text:s text:c="11"/>seq4 = seq[int]<text:tab/><text:tab/><text:tab/>→ inizializza un tipo sequenza di interi.</text:p>
      <text:p text:style-name="P89"/>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0"/>
      <text:p text:style-name="P91">seq2 .<text:span text:style-name="T93">setLen</text:span>(3) <text:tab/><text:tab/><text:tab/>→ @[0,0,0]</text:p>
      <text:p text:style-name="P91">seq2.<text:span text:style-name="T93">len</text:span>() <text:tab/><text:tab/><text:tab/><text:tab/>→ 3</text:p>
      <text:p text:style-name="P91">seq2.<text:span text:style-name="T93">add</text:span>(75)<text:tab/><text:tab/><text:tab/><text:tab/>→ @[0,0,0,75]</text:p>
      <text:p text:style-name="P92">seq2.<text:span text:style-name="T93">insert</text:span>(8,3)<text:tab/><text:tab/><text:tab/>→ @[0,0,0,3,75]</text:p>
      <text:p text:style-name="P92">seq2.<text:span text:style-name="T93">delete</text:span>(3)<text:tab/><text:tab/><text:tab/><text:tab/>→ @[0,0,0,75] preserva l’ordine degli elementi in memoria; più <text:tab/><text:tab/><text:tab/><text:tab/><text:tab/> <text:tab/><text:tab/>lento!!!</text:p>
      <text:p text:style-name="P92">seq.<text:span text:style-name="T93">del</text:span>(3)<text:tab/><text:tab/><text:tab/><text:tab/>→ @[0,0,0] non preserva l’ordine degli elementi in memoria; più <text:tab/><text:tab/><text:tab/><text:tab/><text:tab/><text:tab/> <text:s text:c="10"/>veloce!!</text:p>
      <text:p text:style-name="P92">echo(seq2.<text:span text:style-name="T93">pop</text:span><text:span text:style-name="T137">())</text:span><text:tab/><text:tab/><text:tab/>→ @[0,0] e stampa lo 0 (zero) rimosso.</text:p>
      <text:p text:style-name="P93">seq1 <text:span text:style-name="T93">&amp;</text:span> seq2<text:tab/><text:tab/><text:tab/><text:tab/>→ @[1,2,3,4,0,0]</text:p>
      <text:p text:style-name="P91"/>
      <text:p text:style-name="P34">Come puoi vedere, qui per la gestione delle sequenze abbiamo molti operatori che ci vengono in aiuto. Ora spieghiamo meglio gli operatori che abbiamo appena visto, ma ci saranno anche vecchie conoscenze.</text:p>
      <text:p text:style-name="P34"/>
      <text:list xml:id="list1302928283" text:style-name="L11">
        <text:list-item>
          <text:p text:style-name="P191"><text:alphabetical-index-mark-start text:id="IMark94825304772152" text:key1="Operatori"/>setLen<text:alphabetical-index-mark-end text:id="IMark94825304772152"/><text:span text:style-name="T46">: riempirà di zeri, quanto l’argomento passato, nel nostro caso tre zeri.</text:span></text:p>
        </text:list-item>
        <text:list-item>
          <text:p text:style-name="P191"><text:alphabetical-index-mark-start text:id="IMark94825325910088" text:key1="Operatori"/>len<text:alphabetical-index-mark-end text:id="IMark94825325910088"/><text:span text:style-name="T46">: ritornerà la dimensione (quanti elementi contiene) la nostra sequenza.</text:span></text:p>
        </text:list-item>
        <text:list-item>
          <text:p text:style-name="P191"><text:alphabetical-index-mark-start text:id="IMark94825304772152" text:key1="Operatori"/>add<text:alphabetical-index-mark-end text:id="IMark94825304772152"/><text:span text:style-name="T46">: va ad aggiungere un elemento alla sequenza.</text:span></text:p>
        </text:list-item>
        <text:list-item>
          <text:p text:style-name="P191"><text:alphabetical-index-mark-start text:id="IMark94825325910088" text:key1="Operatori"/>insert<text:span text:style-name="T46">:</text:span><text:alphabetical-index-mark-end text:id="IMark94825325910088"/><text:span text:style-name="T46"> accetta due parametri, il primo è l’elemento da inserire, il secondo la sua posizione nella sequenza.</text:span></text:p>
        </text:list-item>
        <text:list-item>
          <text:p text:style-name="P191"><text:alphabetical-index-mark-start text:id="IMark94825304772152" text:key1="Operatori"/>delete<text:alphabetical-index-mark-end text:id="IMark94825304772152"/><text:span text:style-name="T46">: elimina il parametro nell’indice desiderato, e preserva l’ordine degli elementi in memoria (lento).</text:span></text:p>
        </text:list-item>
        <text:list-item>
          <text:p text:style-name="P192"><text:alphabetical-index-mark-start text:id="IMark94825325910088" text:key1="Operatori"/>del<text:alphabetical-index-mark-end text:id="IMark94825325910088"/><text:span text:style-name="T46">: elimina il parametro nell’indice desiderato, ma non preserva l’ordine degli elementi in memoria.</text:span></text:p>
        </text:list-item>
        <text:list-item>
          <text:p text:style-name="P192"><text:alphabetical-index-mark-start text:id="IMark94825304772152" text:key1="Operatori"/>pop<text:alphabetical-index-mark-end text:id="IMark94825304772152"/><text:span text:style-name="T46">: elimina l’ultimo elemento nella sequenza e lo rende subito stampabile a video.</text:span></text:p>
        </text:list-item>
        <text:list-item>
          <text:p text:style-name="P192"><text:alphabetical-index-mark-start text:id="IMark94825325910088" text:key1="Operatori"/>&amp;<text:alphabetical-index-mark-end text:id="IMark94825325910088"/><text:span text:style-name="T46">: se usato per due o più sequenze, le concatena creandone una sola.</text:span></text:p>
        </text:list-item>
        <text:list-item>
          <text:p text:style-name="P193">c[x<text:alphabetical-index-mark-start text:id="IMark94825304772152" text:key1="Operatori"/>..<text:alphabetical-index-mark-end text:id="IMark94825304772152"/>y]<text:span text:style-name="T46">: slice della sequenza intera tra i due indici x e y compresi.</text:span></text:p>
        </text:list-item>
        <text:list-item>
          <text:p text:style-name="P193">c[x..<text:alphabetical-index-mark-start text:id="IMark94825325910088" text:key1="Operatori"/>^<text:alphabetical-index-mark-end text:id="IMark94825325910088"/>y]<text:span text:style-name="T46">: slice degli indici tra x y è conteggiato a partire dalla fine (ultimo e = ^1 penultimo =^2 ecc).</text:span></text:p>
        </text:list-item>
        <text:list-item>
          <text:p text:style-name="P193">c[x..<text:alphabetical-index-mark-start text:id="IMark94825304772152" text:key1="Operatori"/>&lt;<text:alphabetical-index-mark-end text:id="IMark94825304772152"/>y]<text:span text:style-name="T46">: slice degli indici tra x e y-1; l’operatore “</text:span><text:span text:style-name="T35">&lt;</text:span><text:span text:style-name="T46">” esclude (scala di uno) il valore indicato.</text:span></text:p>
        </text:list-item>
      </text:list>
      <text:p text:style-name="P41"/>
      <text:p text:style-name="P51"><text:span text:style-name="T117">ATTENZIONE!!</text:span><text:span text:style-name="T46"> le sequenze lavorando sulla heap quindi son più lente rispetto agli array che son allocati nello stack, quindi se non pensi di doverle modificare ma di lasciarle costanti, usa sempre gli array, aumenti la velocità del tuo programma.</text:span></text:p>
      <text:p text:style-name="P42"/>
      <text:p text:style-name="P42"/>
      <text:p text:style-name="P42"/>
      <text:p text:style-name="P60"/>
      <text:p text:style-name="P35"><text:soft-page-break/><text:span text:style-name="T149">3.5 – i Set</text:span>.</text:p>
      <text:p text:style-name="P36">I <text:alphabetical-index-mark-start text:id="IMark94825327661272"/>set<text:alphabetical-index-mark-end text:id="IMark94825327661272"/> sono degli insiemi e rispondono alla matematica di essi (intersezioni, unioni, sottoinsiemi, ecc) ma <text:span text:style-name="T150">la cosa da tenere sempre ben a mente è che in un set, gli elementi contenuti sono sempre univoci (non possono ripetersi)</text:span>. <text:span text:style-name="T151">Nei set della libreria di systema si potranno usare solo tipi </text:span><text:alphabetical-index-mark-start text:id="IMark94825325910088"/><text:span text:style-name="T151">ordinali,</text:span><text:alphabetical-index-mark-end text:id="IMark94825325910088"/><text:span text:style-name="T151"> ovvero elementi in cui la successione è nota: 2 viene dopo di 1 ma prima di 3, ‘b’ viene dopo ‘a’ <text:s/>ma prima di ‘c’ e cosi via </text:span><text:span text:style-name="T154">notare l’uso di ‘’ che indica che stiamo parlando di caratteri e non stringhe!!)</text:span><text:span text:style-name="T151">, una stringa per esempio non lo è. </text:span><text:span text:style-name="T152">Anche i tipi che potrei utilizzare con questi insieme sono limitati (vedi </text:span><text:span text:style-name="T157">sotto</text:span><text:span text:style-name="T152">) perché cosi si garantisce l’alta efficienza, ma vedremo che ci sarà modo di evitare queste limitazioni, a scapito però della performance. </text:span><text:span text:style-name="T153">Passiamo a vedere l’inizializzazione dei set.</text:span></text:p>
      <text:p text:style-name="P94"/>
      <text:p text:style-name="P95">var setInt<text:span text:style-name="T155">1</text:span> = set[int16]<text:tab/><text:tab/><text:tab/>→ inizializza un nuovo set di interi a 16 bit <text:span text:style-name="T155">vuoto</text:span>.</text:p>
      <text:p text:style-name="P96"><text:span text:style-name="T156">v</text:span>ar setInt2 = {1,2,3,4,<text:span text:style-name="T156">2</text:span>}<text:tab/><text:tab/><text:tab/>→ inizializza un nuovo set di interi e già si assegnano i valori.</text:p>
      <text:p text:style-name="P99">var setInt3 = {3,4,5,6}<text:tab/><text:tab/><text:tab/>→ set <text:s/>in più per gli esempi delle operazioni su di essi.</text:p>
      <text:p text:style-name="P96"/>
      <text:p text:style-name="P96">type</text:p>
      <text:p text:style-name="P96"><text:s text:c="11"/><text:span text:style-name="T159">S</text:span>et<text:span text:style-name="T160">Char</text:span>3 = set[char]<text:tab/><text:tab/>→ inizializza un tipo di set che accetta caratteri.</text:p>
      <text:p text:style-name="P96"/>
      <text:p text:style-name="P40">I tipi usabili sono: int8-int16, unint8/bitye-uint16, char, enum.</text:p>
      <text:p text:style-name="P40"/>
      <text:p text:style-name="P37">Altra cosa molto importante è che i set non è un insieme ordinato, quindi non si può in nessun caso richiamare gli elementi tramite un indice, ma sono estremamente utili oltre che per eliminare i dopp<text:span text:style-name="T158">i</text:span>oni come vedremo per verificare la presenza di un elemento con l’operatore “<text:span text:style-name="T31">in</text:span>”. <text:span text:style-name="T158">Anche nei set si può aggiungere o eliminare dei valori.</text:span></text:p>
      <text:p text:style-name="P97"/>
      <text:p text:style-name="P98">echo(setInt2)<text:tab/><text:tab/><text:tab/><text:tab/>→ {1,2,3,4} come puoi notare set ha rimosso 2 in quanto doppio.</text:p>
      <text:p text:style-name="P98">setInt1.<text:span text:style-name="T93">incl</text:span>(75)<text:tab/><text:tab/><text:tab/><text:tab/>→ {75} hai appena aggiunto il numero 75 al set “setInc1”.</text:p>
      <text:p text:style-name="P100">SetInt1 <text:span text:style-name="T93">+ </text:span>setInt2<text:tab/><text:tab/><text:tab/>→ {1,2,3,4,5,6} nota la mancanza dei doppi anche qui.</text:p>
      <text:p text:style-name="P100">SetInt1 <text:span text:style-name="T93">* </text:span>setInt2<text:tab/><text:tab/><text:tab/>→ {3,4}</text:p>
      <text:p text:style-name="P107">setInt1 <text:span text:style-name="T93">- </text:span>setInt2<text:tab/><text:tab/><text:tab/>→ {1,2} <text:s text:c="4"/>ATTENZIONE!!</text:p>
      <text:p text:style-name="P107">setInt2 <text:span text:style-name="T93">- </text:span>setInt1<text:tab/><text:tab/><text:tab/>→ {5,6} <text:s text:c="3"/>ATTENZIONE!!</text:p>
      <text:p text:style-name="P108">setInt1 <text:span text:style-name="T93">&lt;</text:span> setInt2<text:tab/><text:tab/><text:tab/>→ false.</text:p>
      <text:p text:style-name="P109">3 <text:span text:style-name="T92">in</text:span> setInt1<text:tab/><text:tab/><text:tab/><text:tab/>→ true.</text:p>
      <text:p text:style-name="P108"/>
      <text:p text:style-name="P113">Anche per i set abbiamo molti interessanti operatori che ora cercherò di spiegarli meglio:</text:p>
      <text:p text:style-name="P113"/>
      <text:list xml:id="list1622309201" text:style-name="L12">
        <text:list-item>
          <text:p text:style-name="P197"><text:alphabetical-index-mark-start text:id="IMark94825327661272" text:key1="Operatori"/>incl<text:alphabetical-index-mark-end text:id="IMark94825327661272"/><text:span text:style-name="T46">: andrà ad inserire un elemento (di quelli concessi) dentro al set, accetta solo un elemento per volta.</text:span></text:p>
        </text:list-item>
        <text:list-item>
          <text:p text:style-name="P197"><text:alphabetical-index-mark-start text:id="IMark94825325910088" text:key1="Operatori"/>+<text:alphabetical-index-mark-end text:id="IMark94825325910088"/><text:span text:style-name="T46">: </text:span><text:span text:style-name="T35">unione</text:span><text:span text:style-name="T46">, unisce assieme due set, ovviamente escludendo eventuali doppi elementi.</text:span></text:p>
        </text:list-item>
        <text:list-item>
          <text:p text:style-name="P197"><text:alphabetical-index-mark-start text:id="IMark94825327661272" text:key1="Operatori"/>*<text:alphabetical-index-mark-end text:id="IMark94825327661272"/><text:span text:style-name="T46">: </text:span><text:span text:style-name="T35">intersezione</text:span><text:span text:style-name="T46">, ritorna solamente gli elementi in comune dei due set.</text:span></text:p>
        </text:list-item>
        <text:list-item>
          <text:p text:style-name="P197"><text:alphabetical-index-mark-start text:id="IMark94825325910088" text:key1="Operatori"/>-<text:alphabetical-index-mark-end text:id="IMark94825325910088"/><text:span text:style-name="T46">: </text:span><text:span text:style-name="T35">differenza</text:span><text:span text:style-name="T46">, dal primo insieme indicato, sottrae (elimina) gli elementi che sono in comune al secondo insieme insieme. </text:span><text:span text:style-name="T73">Prestare attenzione quindi all’ordine con cui vengo scritti!!</text:span></text:p>
        </text:list-item>
        <text:list-item>
          <text:p text:style-name="P198"><text:alphabetical-index-mark-start text:id="IMark94825327661272" text:key1="Operatori"/>&lt;<text:alphabetical-index-mark-end text:id="IMark94825327661272"/><text:span text:style-name="T46">: </text:span><text:span text:style-name="T43">sottoinsieme</text:span><text:span text:style-name="T63">, se il primo set è sotto insieme del secondo ritorna true. Es {3,4} &lt; {1,2,3,4,5} = true.</text:span></text:p>
        </text:list-item>
        <text:list-item>
          <text:p text:style-name="P199"><text:alphabetical-index-mark-start text:id="IMark94825325910088" text:key1="Operatori"/>in<text:alphabetical-index-mark-end text:id="IMark94825325910088"/><text:span text:style-name="T46">:</text:span><text:span text:style-name="T35">è contentuto in</text:span><text:span text:style-name="T46">, questo operatore lo useremo molto spesso, su set, sequenze array, perché offre una ricerca rapida di un elemento all’interno di queste strutture dati (molto veloce).</text:span></text:p>
        </text:list-item>
      </text:list>
      <text:p text:style-name="P202"/>
      <text:p text:style-name="P114"><text:span text:style-name="T46">Come vedi i set son molto semplici ma molto efficienti, a volte però magari vogliamo o dobbiamo lavorare con altri tipi di dati, dati non supportati da questi insiemi. Niente paura, Nim ha già pronto il modulo “</text:span><text:alphabetical-index-mark-start text:id="IMark94825325910088" text:key1="Moduli"/>sets<text:alphabetical-index-mark-end text:id="IMark94825325910088"/><text:span text:style-name="T46">” che risolve questo problema e potremmo inserire qualsiasi “cosa” a cui si può applicare un </text:span><text:span text:style-name="T34">ahasing</text:span><text:span text:style-name="T46">. </text:span><text:span text:style-name="T64">Non mi soffermo a come lavorano, perché è identico (o quasi vedremo dove ce qualche differenza) a quanto visto per i set di sistema, ma cambia solo qualcosa sulle inizializzazioni e i metodi/operatori. Al solito vediamo come si inizializzano.</text:span></text:p>
      <text:p text:style-name="P204"/>
      <text:p text:style-name="P110"><text:span text:style-name="T46">var hSet1:HahSet[float]<text:tab/><text:tab/><text:tab/>→ inizia</text:span><text:span text:style-name="T65">lizza </text:span><text:span text:style-name="T46"><text:s/>un nuovo hashset vuoto </text:span><text:span text:style-name="T65">di tipo </text:span><text:span text:style-name="T67">float</text:span><text:span text:style-name="T65"> (ora si <text:tab/><text:tab/><text:tab/><text:tab/><text:tab/><text:tab/> <text:s text:c="5"/>può!)</text:span><text:span text:style-name="T46">.</text:span></text:p>
      <text:p text:style-name="P110"><text:span text:style-name="T46">var hSet2:HasSet[</text:span><text:span text:style-name="T65">int</text:span><text:span text:style-name="T46">] = </text:span><text:span text:style-name="T96">toHasSet</text:span><text:span text:style-name="T46">(</text:span><text:span text:style-name="T66">[</text:span><text:span text:style-name="T65">2,4</text:span><text:span text:style-name="T66">]</text:span><text:span text:style-name="T46">)<text:tab/>→ </text:span><text:span text:style-name="T65">inizializza un nuovo hashset di tipo int e mettiamo dei <text:tab/><text:tab/><text:tab/><text:tab/><text:tab/><text:tab/> <text:s text:c="5"/>valori.</text:span></text:p>
      <text:p text:style-name="P205"/>
      <text:p text:style-name="P115"><text:span text:style-name="T46">In questo modulo però, i set contrariamente a quanto nella libreria di sistema, possono anche essere di tipo ordinato </text:span><text:span text:style-name="T67">o meglio si ricorda l’ordine di inserzione degli elementi</text:span><text:span text:style-name="T46">.</text:span></text:p>
      <text:p text:style-name="P205"/>
      <text:p text:style-name="P205"/>
      <text:p text:style-name="P205"/>
      <text:p text:style-name="P111"><text:soft-page-break/><text:span text:style-name="T46">Var hSet3:</text:span><text:span text:style-name="T67">Order</text:span><text:span text:style-name="T68">S</text:span><text:span text:style-name="T67">et[string]<text:tab/><text:tab/><text:tab/><text:tab/><text:tab/>→ inizializza un nuovo hashset ordinato di <text:s/><text:tab/><text:tab/><text:tab/><text:tab/><text:tab/><text:tab/><text:tab/><text:tab/> <text:s text:c="5"/>tipo string</text:span><text:span text:style-name="T69"> v</text:span><text:span text:style-name="T67">uoto.</text:span></text:p>
      <text:p text:style-name="P112"><text:span text:style-name="T67">V</text:span><text:span text:style-name="T46">ar hSet4:Oredeset[string] = </text:span><text:span text:style-name="T97">toOrderSet</text:span><text:span text:style-name="T46">([“ciao”,”Nim”])<text:tab/>→ inizializza un nuovo hashset ordinato <text:tab/><text:tab/><text:tab/><text:tab/><text:tab/><text:tab/><text:tab/><text:tab/> <text:s text:c="6"/>con dei valori.</text:span></text:p>
      <text:p text:style-name="P206"/>
      <text:p text:style-name="P116"><text:span text:style-name="T46">Tutti i metodi che abbiamo visto prima per i set “normali” valgono anche qui (ci sono degli alias però tipo </text:span>–<text:span text:style-name="T46"> alis </text:span>difference<text:span text:style-name="T46">) ma alcun</text:span><text:span text:style-name="T70">i operatori</text:span><text:span text:style-name="T46"> potrebbero essere interessanti da vedere e spiegare </text:span><text:span text:style-name="T71">per gli altri dai un occhiata qui </text:span><text:a xlink:type="simple" xlink:href="https://nim-lang.org/docs/sets.html" text:style-name="Internet_20_link" text:visited-style-name="Visited_20_Internet_20_Link"><text:span text:style-name="T71">https://nim-lang.org/docs/sets.html</text:span></text:a><text:span text:style-name="T71"> </text:span><text:span text:style-name="T46">.</text:span></text:p>
      <text:p text:style-name="P203"/>
      <text:list xml:id="list343930780" text:style-name="L13">
        <text:list-item>
          <text:p text:style-name="P200"><text:alphabetical-index-mark-start text:id="IMark94825325910088" text:key1="Operatori"/>toHashSet<text:alphabetical-index-mark-end text:id="IMark94825325910088"/><text:span text:style-name="T46">:inserisce una struttura dati (array, set, sequenza) in un hashset.</text:span></text:p>
        </text:list-item>
        <text:list-item>
          <text:p text:style-name="P200"><text:alphabetical-index-mark-start text:id="IMark94825327661272" text:key1="Operatori"/>toOrderSet<text:alphabetical-index-mark-end text:id="IMark94825327661272"/><text:span text:style-name="T46">: inserisce una struttura dati (array, set, sequenza) in un orderhashset.</text:span></text:p>
        </text:list-item>
        <text:list-item>
          <text:p text:style-name="P201"><text:alphabetical-index-mark-start text:id="IMark94825325910088" text:key1="Operatori"/>clear<text:alphabetical-index-mark-end text:id="IMark94825325910088"/><text:span text:style-name="T46">: elimina tutti i dati contenuti nel hashset.</text:span></text:p>
        </text:list-item>
        <text:list-item>
          <text:p text:style-name="P194"><text:span text:style-name="T138">-+-</text:span><text:span text:style-name="T141">: differenza simmetrica tra due insiemi, elimina gli elemnti in comune e ritorna solo quelli diveri su entrambi gli insiemi: {1,2,3,10} -+- {1,2,3,4,7} = {4,10,7}</text:span></text:p>
        </text:list-item>
      </text:list>
      <text:p text:style-name="P195"><text:span text:style-name="T141"/></text:p>
      <text:p text:style-name="P195"><text:span text:style-name="T141"/></text:p>
      <text:p text:style-name="P195"><text:span text:style-name="T141"/></text:p>
      <text:p text:style-name="P196"><text:span text:style-name="T143">3.</text:span><text:span text:style-name="T142">6 – Gli Ordinali.</text:span></text:p>
      <text:p text:style-name="P179"><text:span text:style-name="T142">Abbiamo gi</text:span><text:span text:style-name="T144">à</text:span><text:span text:style-name="T142"> accennato agli ordinali nella sezione </text:span><text:span text:style-name="T144">3.5 i set. Ma li ripetiamo. Sono tutti quei elementi in cui esiste una successione nota; ad esempio i numeri </text:span><text:span text:style-name="T145">interi </text:span><text:span text:style-name="T144">che sono “in ordine” 1,2,3… ma possono esserlo anche i caratteri che appunto seguono l’ordine alfabetico ‘a’, ‘b’, ‘c’…. </text:span><text:span text:style-name="T145">i booleniani false (0) true(1) egli enum (enumerazioni). </text:span><text:span text:style-name="T146">Vediamo qui quali operatori possono agire sui ordinali.</text:span></text:p>
      <text:p text:style-name="P207"><text:span text:style-name="T146"/></text:p>
      <text:p text:style-name="P208"><text:span text:style-name="T142">var esempio = 2<text:tab/><text:tab/><text:tab/>→ prendiamo la variabile “esempio” che vale 2.</text:span></text:p>
      <text:p text:style-name="P210"><text:span text:style-name="T142">let array = [0,1,2,3]<text:tab/><text:tab/><text:tab/>→ creiamo un array di quattro elementi.</text:span></text:p>
      <text:p text:style-name="P209"><text:span text:style-name="T95">succ</text:span><text:span text:style-name="T142">(esempio)<text:tab/><text:tab/><text:tab/><text:tab/>→ 3 attenzione però, esempio = 2 ancora!!!!!</text:span></text:p>
      <text:p text:style-name="P209"><text:span text:style-name="T95">inc</text:span><text:span text:style-name="T142">(esempio)<text:tab/><text:tab/><text:tab/><text:tab/>→ 3 ma sta volta è stata incrementata la variabile “es</text:span></text:p>
      <text:p text:style-name="P211"><text:span text:style-name="T95">high</text:span><text:span text:style-name="T142">(array)<text:tab/><text:tab/><text:tab/><text:tab/>→ 4</text:span></text:p>
      <text:p text:style-name="P212"><text:span text:style-name="T95">ord</text:span><text:span text:style-name="T142">(‘N’)<text:tab/><text:tab/><text:tab/><text:tab/>→ 78</text:span></text:p>
      <text:p text:style-name="P212"><text:span text:style-name="T142"/></text:p>
      <text:p text:style-name="P213"><text:span text:style-name="T142">Vediamo per intero gli operatori disponibili:</text:span></text:p>
      <text:p text:style-name="P213"><text:span text:style-name="T142"/></text:p>
      <text:list xml:id="list3442025564" text:style-name="L15">
        <text:list-item>
          <text:p text:style-name="P214"><text:alphabetical-index-mark-start text:id="IMark94825327661272" text:key1="Operatori"/><text:span text:style-name="T139">succ</text:span><text:alphabetical-index-mark-end text:id="IMark94825327661272"/><text:span text:style-name="T142">: ritorna il valore successivo a quello dato come argomento, senza incrementare il valore della variabile passata.</text:span></text:p>
        </text:list-item>
        <text:list-item>
          <text:p text:style-name="P214"><text:alphabetical-index-mark-start text:id="IMark94825325910088" text:key1="Operatori"/><text:span text:style-name="T139">pred</text:span><text:alphabetical-index-mark-end text:id="IMark94825325910088"/><text:span text:style-name="T142">: ritorna il valore precedente a quello dato come argomento, senza decrementare il valore della variabile passata.</text:span></text:p>
        </text:list-item>
        <text:list-item>
          <text:p text:style-name="P214"><text:alphabetical-index-mark-start text:id="IMark94825327661272" text:key1="Operatori"/><text:span text:style-name="T139">inc</text:span><text:span text:style-name="T142">:</text:span><text:alphabetical-index-mark-end text:id="IMark94825327661272"/><text:span text:style-name="T142"> incrementa il valore della variabile passata.</text:span></text:p>
        </text:list-item>
        <text:list-item>
          <text:p text:style-name="P214"><text:alphabetical-index-mark-start text:id="IMark94825325910088" text:key1="Operatori"/><text:span text:style-name="T139">dec</text:span><text:alphabetical-index-mark-end text:id="IMark94825325910088"/><text:span text:style-name="T142">: decrementa il valore della variabile passata.</text:span></text:p>
        </text:list-item>
        <text:list-item>
          <text:p text:style-name="P215"><text:alphabetical-index-mark-start text:id="IMark94825327661272" text:key1="Operatori"/><text:span text:style-name="T140">h</text:span><text:span text:style-name="T139">igh</text:span><text:span text:style-name="T142">:</text:span><text:alphabetical-index-mark-end text:id="IMark94825327661272"/><text:span text:style-name="T142"> </text:span><text:span text:style-name="T147">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16"><text:alphabetical-index-mark-start text:id="IMark94825325910088" text:key1="Operatori"/><text:span text:style-name="T139">low</text:span><text:alphabetical-index-mark-end text:id="IMark94825325910088"/><text:span text:style-name="T142">: <text:s/></text:span><text:span text:style-name="T147">ha più funzioni se usato come low(int) torna il valore minimo che int può contenere. Se usato con gli array ritorna il valore dell’indice più basso (potrebbe essere negativo o comunque diverso da zero).</text:span></text:p>
        </text:list-item>
        <text:list-item>
          <text:p text:style-name="P217"><text:alphabetical-index-mark-start text:id="IMark94825327661272" text:key1="Operatori"/><text:span text:style-name="T139">ord</text:span><text:alphabetical-index-mark-end text:id="IMark94825327661272"/><text:span text:style-name="T142">: ritorna il valore intero dell’ordinale passato come argomento.</text:span></text:p>
        </text:list-item>
      </text:list>
      <text:p text:style-name="P218"><text:span text:style-name="T142"/></text:p>
      <text:p text:style-name="P218"><text:span text:style-name="T142"/></text:p>
      <text:p text:style-name="P220"><text:span text:style-name="T142">3.7 – Varie.</text:span></text:p>
      <text:p text:style-name="P219"><text:span text:style-name="T142">Ora che abbiamo visto un po' di cose, in questa sezione varie cercheremo di metterle un po' a frutto con </text:span><text:span text:style-name="T148">qualche</text:span><text:span text:style-name="T142"> esempio che commenterò alla fine. </text:span><text:span text:style-name="T148">Non preoccuparti se ancora delle cose non le capirai, le vedremo nella prossima sezione, concentrati solo sui tipi di dati e sui vari operatore che userò.</text:span></text:p>
      <text:p text:style-name="P218"><text:span text:style-name="T142"/></text:p>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64">A</text:p>
          <text:p text:style-name="P161">array<text:tab/>15</text:p>
          <text:p text:style-name="P164">C</text:p>
          <text:p text:style-name="P161">cast<text:tab/>9</text:p>
          <text:p text:style-name="P164">E</text:p>
          <text:p text:style-name="P161">echo<text:tab/>7</text:p>
          <text:p text:style-name="P164"><text:soft-page-break/>F</text:p>
          <text:p text:style-name="P161">fmt<text:tab/>15</text:p>
          <text:p text:style-name="P164">M</text:p>
          <text:p text:style-name="P161">Moduli<text:tab/></text:p>
          <text:p text:style-name="P162">complex<text:tab/>11</text:p>
          <text:p text:style-name="P162">math<text:tab/>11</text:p>
          <text:p text:style-name="P162">rationals<text:tab/>11</text:p>
          <text:p text:style-name="P162">strformat<text:tab/>13</text:p>
          <text:p text:style-name="P162">strutils<text:tab/>13</text:p>
          <text:p text:style-name="P164">O</text:p>
          <text:p text:style-name="P161">Operatori<text:tab/></text:p>
          <text:p text:style-name="P162">add<text:tab/>13, 17</text:p>
          <text:p text:style-name="P162">and<text:tab/>11</text:p>
          <text:p text:style-name="P162">chr<text:tab/>13</text:p>
          <text:p text:style-name="P162">del<text:tab/>17</text:p>
          <text:p text:style-name="P162">delete<text:tab/>17</text:p>
          <text:p text:style-name="P162">div<text:tab/>11</text:p>
          <text:p text:style-name="P162">in<text:tab/>19</text:p>
          <text:p text:style-name="P162">incl<text:tab/>19</text:p>
          <text:p text:style-name="P162">insert:<text:tab/>17</text:p>
          <text:p text:style-name="P162">len<text:tab/>13, 17</text:p>
          <text:p text:style-name="P162">mod<text:tab/>11</text:p>
          <text:p text:style-name="P162">not<text:tab/>11</text:p>
          <text:p text:style-name="P162">or<text:tab/>11</text:p>
          <text:p text:style-name="P162">ord<text:tab/>13</text:p>
          <text:p text:style-name="P162">pop<text:tab/>17</text:p>
          <text:p text:style-name="P162">seq<text:tab/>17</text:p>
          <text:p text:style-name="P162">setLen<text:tab/>17</text:p>
          <text:p text:style-name="P162">shl<text:tab/>11</text:p>
          <text:p text:style-name="P162">shr<text:tab/>11</text:p>
          <text:p text:style-name="P162">toFloat<text:tab/>11</text:p>
          <text:p text:style-name="P162">toInt<text:tab/>11</text:p>
          <text:p text:style-name="P162">xor<text:tab/>11</text:p>
          <text:p text:style-name="P162">-<text:tab/>11, 19</text:p>
          <text:p text:style-name="P162">..<text:tab/>15, 17</text:p>
          <text:p text:style-name="P162">[]”<text:tab/>15</text:p>
          <text:p text:style-name="P162">*<text:tab/>19</text:p>
          <text:p text:style-name="P162">/<text:tab/>11</text:p>
          <text:p text:style-name="P162">&amp;<text:tab/>13, 17</text:p>
          <text:p text:style-name="P162">^<text:tab/>15, 17</text:p>
          <text:p text:style-name="P162">+<text:tab/>11, 19</text:p>
          <text:p text:style-name="P162">&lt;<text:tab/>17, 19</text:p>
          <text:p text:style-name="P161">ordinali,<text:tab/>19</text:p>
          <text:p text:style-name="P164">P</text:p>
          <text:p text:style-name="P161">Procedure<text:tab/></text:p>
          <text:p text:style-name="P162">intToStr<text:tab/>13</text:p>
          <text:p text:style-name="P162">isLowerAscii.<text:tab/>13</text:p>
          <text:p text:style-name="P162">isUpperAscii<text:tab/>13</text:p>
          <text:p text:style-name="P162">parseFloat<text:tab/>13</text:p>
          <text:p text:style-name="P162">parseInt<text:tab/>13</text:p>
          <text:p text:style-name="P162">pow<text:tab/>11</text:p>
          <text:p text:style-name="P162">round<text:tab/>11</text:p>
          <text:p text:style-name="P162">split<text:tab/>13</text:p>
          <text:p text:style-name="P162">sqrt<text:tab/>11</text:p>
          <text:p text:style-name="P162">strip<text:tab/>13</text:p>
          <text:p text:style-name="P162">trimZeros<text:tab/>13</text:p>
          <text:p text:style-name="P164">R</text:p>
          <text:p text:style-name="P161">readLine<text:tab/>7, 13</text:p>
          <text:p text:style-name="P161">result<text:tab/>3</text:p>
          <text:p text:style-name="P161">return<text:tab/>3</text:p>
          <text:p text:style-name="P164">S</text:p>
          <text:p text:style-name="P161">sequenze<text:tab/>17</text:p>
          <text:p text:style-name="P161">set<text:tab/>19</text:p>
          <text:p text:style-name="P161">stdout.write<text:tab/>7</text:p>
          <text:p text:style-name="P164">T</text:p>
          <text:p text:style-name="P161">type<text:tab/>9</text:p>
          <text:p text:style-name="P164">V</text:p>
          <text:p text:style-name="P161">Variabili<text:tab/></text:p>
          <text:p text:style-name="P162">caratteri<text:tab/>13</text:p>
          <text:p text:style-name="P162">const<text:tab/>7</text:p>
          <text:p text:style-name="P162">let<text:tab/>7</text:p>
          <text:p text:style-name="P162">stringhe<text:tab/>13</text:p>
          <text:p text:style-name="P162">Tipi<text:tab/></text:p>
          <text:p text:style-name="P163">bool<text:tab/>9</text:p>
          <text:p text:style-name="P163">char<text:tab/>9</text:p>
          <text:p text:style-name="P163">float<text:tab/>9</text:p>
          <text:p text:style-name="P163">float32<text:tab/>9</text:p>
          <text:p text:style-name="P163">float64<text:tab/>9</text:p>
          <text:p text:style-name="P163">int<text:tab/>9</text:p>
          <text:p text:style-name="P163">int16<text:tab/>9</text:p>
          <text:p text:style-name="P163">int32<text:tab/>9</text:p>
          <text:p text:style-name="P163">int64<text:tab/>9</text:p>
          <text:p text:style-name="P163">int8<text:tab/>9</text:p>
          <text:p text:style-name="P163">string<text:tab/>9</text:p>
          <text:p text:style-name="P163">uint<text:tab/>9</text:p>
          <text:p text:style-name="P163">uint16<text:tab/>9</text:p>
          <text:p text:style-name="P163">uint32<text:tab/>9</text:p>
          <text:p text:style-name="P163">uint64<text:tab/>9</text:p>
          <text:p text:style-name="P163">uint8<text:tab/>9</text:p>
          <text:p text:style-name="P162">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13T22:31:49.339605852</dc:date>
    <meta:editing-duration>PT12H4M</meta:editing-duration>
    <meta:editing-cycles>161</meta:editing-cycles>
    <meta:document-statistic meta:table-count="0" meta:image-count="0" meta:object-count="0" meta:page-count="23" meta:paragraph-count="370" meta:word-count="5489" meta:character-count="33184" meta:non-whitespace-character-count="27855"/>
  </office:meta>
</office:document-meta>
</file>